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fo:margin-top="0.0833in" fo:margin-bottom="0.0833in"/>
      <style:text-properties fo:font-size="18pt" style:font-size-asian="18pt" style:font-size-complex="18pt"/>
    </style:style>
    <style:style style:name="P56" style:parent-style-name="Standard" style:family="paragraph">
      <style:paragraph-properties fo:widows="0" fo:orphans="0" fo:margin-top="0.0833in" fo:margin-bottom="0.0833in"/>
      <style:text-properties fo:font-size="18pt" style:font-size-asian="18pt" style:font-size-complex="18pt"/>
    </style:style>
    <style:style style:name="P57" style:parent-style-name="Standard" style:family="paragraph">
      <style:paragraph-properties fo:widows="0" fo:orphans="0" fo:margin-top="0.0833in" fo:margin-bottom="0.0833in"/>
      <style:text-properties fo:font-size="18pt" style:font-size-asian="18pt" style:font-size-complex="18pt"/>
    </style:style>
    <style:style style:name="P58" style:parent-style-name="Standard" style:family="paragraph">
      <style:paragraph-properties fo:widows="0" fo:orphans="0" fo:margin-top="0.0833in" fo:margin-bottom="0.0833in"/>
      <style:text-properties fo:font-size="18pt" style:font-size-asian="18pt" style:font-size-complex="18pt"/>
    </style:style>
    <style:style style:name="P59" style:parent-style-name="Standard" style:family="paragraph">
      <style:text-properties fo:font-size="18pt" style:font-size-asian="18pt" style:font-size-complex="18pt"/>
    </style:style>
    <style:style style:name="P60" style:parent-style-name="Standard" style:family="paragraph">
      <style:paragraph-properties fo:widows="0" fo:orphans="0" fo:margin-top="0.0833in" fo:margin-bottom="0.0833in"/>
      <style:text-properties fo:font-size="18pt" style:font-size-asian="18pt" style:font-size-complex="18pt"/>
    </style:style>
    <style:style style:name="P61" style:parent-style-name="Standard" style:family="paragraph">
      <style:paragraph-properties fo:widows="0" fo:orphans="0" fo:margin-top="0.0833in" fo:margin-bottom="0.0833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widows="0" fo:orphans="0" fo:margin-top="0.0833in" fo:margin-bottom="0.0833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widows="0" fo:orphans="0" fo:margin-top="0.0833in" fo:margin-bottom="0.0833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margin-top="0.0416in" fo:margin-bottom="0.0416in">
        <style:tab-stops>
          <style:tab-stop style:type="left" style:position="1.9687in"/>
          <style:tab-stop style:type="left" style:position="3.3472in"/>
        </style:tab-stops>
      </style:paragraph-properties>
    </style:style>
    <style:style style:name="T66" style:parent-style-name="Absatz-Standardschriftart" style:family="text">
      <style:text-properties fo:font-weight="bold" style:font-weight-asian="bold" style:font-weight-complex="bold"/>
    </style:style>
    <style:style style:name="T67" style:parent-style-name="Absatz-Standardschriftart" style:family="text">
      <style:text-properties fo:font-weight="bold" style:font-weight-asian="bold" style:font-weight-complex="bold"/>
    </style:style>
    <style:style style:name="T68" style:parent-style-name="Absatz-Standardschriftart" style:family="text">
      <style:text-properties fo:font-weight="bold" style:font-weight-asian="bold" style:font-weight-complex="bold"/>
    </style:style>
    <style:style style:name="P69" style:parent-style-name="Standard" style:family="paragraph">
      <style:paragraph-properties fo:margin-bottom="0.0416in">
        <style:tab-stops>
          <style:tab-stop style:type="left" style:position="1.9687in"/>
          <style:tab-stop style:type="left" style:position="3.3472in"/>
        </style:tab-stops>
      </style:paragraph-properties>
    </style:style>
    <style:style style:name="P70" style:parent-style-name="Standard" style:family="paragraph">
      <style:paragraph-properties fo:margin-bottom="0.0416in">
        <style:tab-stops>
          <style:tab-stop style:type="left" style:position="1.9687in"/>
          <style:tab-stop style:type="left" style:position="3.3472in"/>
        </style:tab-stops>
      </style:paragraph-properties>
    </style:style>
    <style:style style:name="P71" style:parent-style-name="Standard" style:family="paragraph">
      <style:paragraph-properties fo:margin-bottom="0.0416in">
        <style:tab-stops>
          <style:tab-stop style:type="left" style:position="1.9687in"/>
          <style:tab-stop style:type="left" style:position="3.3472in"/>
        </style:tab-stops>
      </style:paragraph-properties>
    </style:style>
    <style:style style:name="P72" style:parent-style-name="Ueberschrift" style:master-page-name="MP1" style:family="paragraph">
      <style:paragraph-properties fo:break-before="page"/>
    </style:style>
    <style:style style:name="P73" style:parent-style-name="Standard" style:family="paragraph">
      <style:paragraph-properties fo:text-align="justify" fo:margin-top="0.0416in" fo:margin-bottom="0.0416in"/>
      <style:text-properties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paragraph-properties fo:text-align="justify" fo:margin-top="0.0416in" fo:margin-bottom="0.0416in"/>
      <style:text-properties fo:font-weight="bold" style:font-weight-asian="bold" style:font-weight-complex="bold"/>
    </style:style>
    <style:style style:name="P75" style:parent-style-name="Standard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olumn77" style:family="table-column">
      <style:table-column-properties style:column-width="0.6694in" style:use-optimal-column-width="false"/>
    </style:style>
    <style:style style:name="TableColumn78" style:family="table-column">
      <style:table-column-properties style:column-width="0.709in" style:use-optimal-column-width="false"/>
    </style:style>
    <style:style style:name="TableColumn79" style:family="table-column">
      <style:table-column-properties style:column-width="0.984in" style:use-optimal-column-width="false"/>
    </style:style>
    <style:style style:name="TableColumn80" style:family="table-column">
      <style:table-column-properties style:column-width="1.1812in" style:use-optimal-column-width="false"/>
    </style:style>
    <style:style style:name="TableColumn81" style:family="table-column">
      <style:table-column-properties style:column-width="2.8256in" style:use-optimal-column-width="false"/>
    </style:style>
    <style:style style:name="Table76" style:family="table">
      <style:table-properties style:width="6.3694in" fo:margin-left="-0.059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208in solid #000000" fo:border-left="0.0208in solid #000000" fo:border-bottom="0.0104in solid #000000" fo:border-right="none" style:writing-mode="lr-tb" fo:padding-top="0in" fo:padding-left="0.0486in" fo:padding-bottom="0in" fo:padding-right="0.0486in"/>
    </style:style>
    <style:style style:name="P84" style:parent-style-name="Standard" style:family="paragraph">
      <style:paragraph-properties fo:margin-top="0.0416in" fo:margin-bottom="0.0416in"/>
      <style:text-properties fo:font-weight="bold" style:font-weight-asian="bold" style:font-weight-complex="bold" fo:font-size="9pt" style:font-size-asian="9pt" style:font-size-complex="9pt"/>
    </style:style>
    <style:style style:name="TableCell85" style:family="table-cell">
      <style:table-cell-properties fo:border-top="0.0208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86" style:parent-style-name="Standard" style:family="paragraph">
      <style:paragraph-properties fo:margin-top="0.0416in" fo:margin-bottom="0.0416in"/>
      <style:text-properties fo:font-weight="bold" style:font-weight-asian="bold" style:font-weight-complex="bold" fo:font-size="9pt" style:font-size-asian="9pt" style:font-size-complex="9pt"/>
    </style:style>
    <style:style style:name="TableCell87" style:family="table-cell">
      <style:table-cell-properties fo:border-top="0.0208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88" style:parent-style-name="Standard" style:family="paragraph">
      <style:paragraph-properties fo:margin-top="0.0416in" fo:margin-bottom="0.0416in"/>
      <style:text-properties fo:font-weight="bold" style:font-weight-asian="bold" style:font-weight-complex="bold" fo:font-size="9pt" style:font-size-asian="9pt" style:font-size-complex="9pt"/>
    </style:style>
    <style:style style:name="TableCell89" style:family="table-cell">
      <style:table-cell-properties fo:border-top="0.0208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90" style:parent-style-name="Standard" style:family="paragraph">
      <style:paragraph-properties fo:margin-top="0.0416in" fo:margin-bottom="0.0416in"/>
      <style:text-properties fo:font-weight="bold" style:font-weight-asian="bold" style:font-weight-complex="bold" fo:font-size="9pt" style:font-size-asian="9pt" style:font-size-complex="9pt"/>
    </style:style>
    <style:style style:name="TableCell91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486in" fo:padding-bottom="0in" fo:padding-right="0.0486in"/>
    </style:style>
    <style:style style:name="P92" style:parent-style-name="Standard" style:family="paragraph">
      <style:paragraph-properties fo:margin-top="0.0416in" fo:margin-bottom="0.0416in"/>
      <style:text-properties fo:font-weight="bold" style:font-weight-asian="bold" style:font-weight-complex="bold" fo:font-size="9pt" style:font-size-asian="9pt" style:font-size-complex="9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104in solid #000000" fo:border-left="0.0208in solid #000000" fo:border-bottom="0.0104in solid #000000" fo:border-right="none" style:writing-mode="lr-tb" fo:padding-top="0in" fo:padding-left="0.0486in" fo:padding-bottom="0in" fo:padding-right="0.0486in"/>
    </style:style>
    <style:style style:name="P95" style:parent-style-name="Standard" style:family="paragraph">
      <style:paragraph-properties style:snap-to-layout-grid="false" fo:margin-top="0.0416in" fo:margin-bottom="0.0416in"/>
      <style:text-properties fo:font-weight="bold" style:font-weight-asian="bold" style:font-weight-complex="bold" fo:font-size="9pt" style:font-size-asian="9pt" style:font-size-complex="9pt"/>
    </style:style>
    <style:style style:name="TableCell96" style:family="table-cell">
      <style:table-cell-properties fo:border-top="0.0104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97" style:parent-style-name="Standard" style:family="paragraph">
      <style:paragraph-properties style:snap-to-layout-grid="false" fo:margin-top="0.0416in" fo:margin-bottom="0.0416in"/>
    </style:style>
    <style:style style:name="TableCell98" style:family="table-cell">
      <style:table-cell-properties fo:border-top="0.0104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99" style:parent-style-name="Standard" style:family="paragraph">
      <style:paragraph-properties style:snap-to-layout-grid="false" fo:margin-top="0.0416in" fo:margin-bottom="0.0416in"/>
    </style:style>
    <style:style style:name="TableCell100" style:family="table-cell">
      <style:table-cell-properties fo:border-top="0.0104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101" style:parent-style-name="Standard" style:family="paragraph">
      <style:paragraph-properties style:snap-to-layout-grid="false" fo:margin-top="0.0416in" fo:margin-bottom="0.0416in"/>
    </style:style>
    <style:style style:name="TableCell10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86in" fo:padding-bottom="0in" fo:padding-right="0.0486in"/>
    </style:style>
    <style:style style:name="P103" style:parent-style-name="Standard" style:family="paragraph">
      <style:paragraph-properties style:snap-to-layout-grid="false" fo:margin-top="0.0416in" fo:margin-bottom="0.0416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104in solid #000000" fo:border-left="0.0208in solid #000000" fo:border-bottom="0.0104in solid #000000" fo:border-right="none" style:writing-mode="lr-tb" fo:padding-top="0in" fo:padding-left="0.0486in" fo:padding-bottom="0in" fo:padding-right="0.0486in"/>
    </style:style>
    <style:style style:name="P106" style:parent-style-name="Standard" style:family="paragraph">
      <style:paragraph-properties style:snap-to-layout-grid="false" fo:margin-top="0.0416in" fo:margin-bottom="0.0416in"/>
    </style:style>
    <style:style style:name="TableCell107" style:family="table-cell">
      <style:table-cell-properties fo:border-top="0.0104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108" style:parent-style-name="Standard" style:family="paragraph">
      <style:paragraph-properties style:snap-to-layout-grid="false" fo:margin-top="0.0416in" fo:margin-bottom="0.0416in"/>
    </style:style>
    <style:style style:name="TableCell109" style:family="table-cell">
      <style:table-cell-properties fo:border-top="0.0104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110" style:parent-style-name="Standard" style:family="paragraph">
      <style:paragraph-properties style:snap-to-layout-grid="false" fo:margin-top="0.0416in" fo:margin-bottom="0.0416in"/>
    </style:style>
    <style:style style:name="TableCell111" style:family="table-cell">
      <style:table-cell-properties fo:border-top="0.0104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112" style:parent-style-name="Standard" style:family="paragraph">
      <style:paragraph-properties style:snap-to-layout-grid="false" fo:margin-top="0.0416in" fo:margin-bottom="0.0416in"/>
    </style:style>
    <style:style style:name="TableCell11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86in" fo:padding-bottom="0in" fo:padding-right="0.0486in"/>
    </style:style>
    <style:style style:name="P114" style:parent-style-name="Standard" style:family="paragraph">
      <style:paragraph-properties style:snap-to-layout-grid="false" fo:margin-top="0.0416in" fo:margin-bottom="0.0416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104in soli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margin-top="0.0416in" fo:margin-bottom="0.0416in"/>
    </style:style>
    <style:style style:name="TableCell118" style:family="table-cell">
      <style:table-cell-properties fo:border-top="0.0104in solid #000000" fo:border-left="0.0104in solid #000000" fo:border-bottom="0.0208in solid #000000" fo:border-right="none" style:writing-mode="lr-tb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 fo:margin-top="0.0416in" fo:margin-bottom="0.0416in"/>
    </style:style>
    <style:style style:name="TableCell120" style:family="table-cell">
      <style:table-cell-properties fo:border-top="0.0104in solid #000000" fo:border-left="0.0104in solid #000000" fo:border-bottom="0.0208in solid #000000" fo:border-right="none" style:writing-mode="lr-tb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 fo:margin-top="0.0416in" fo:margin-bottom="0.0416in"/>
    </style:style>
    <style:style style:name="TableCell122" style:family="table-cell">
      <style:table-cell-properties fo:border-top="0.0104in solid #000000" fo:border-left="0.0104in solid #000000" fo:border-bottom="0.0208in solid #000000" fo:border-right="none" style:writing-mode="lr-tb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 fo:margin-top="0.0416in" fo:margin-bottom="0.0416in"/>
    </style:style>
    <style:style style:name="TableCell124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486in" fo:padding-bottom="0in" fo:padding-right="0.0486in"/>
    </style:style>
    <style:style style:name="P125" style:parent-style-name="Standard" style:family="paragraph">
      <style:paragraph-properties style:snap-to-layout-grid="false" fo:margin-top="0.0416in" fo:margin-bottom="0.0416in"/>
    </style:style>
    <style:style style:name="P126" style:parent-style-name="Standard" style:family="paragraph">
      <style:paragraph-properties fo:margin-top="0.0416in" fo:margin-bottom="0.0416in"/>
    </style:style>
    <style:style style:name="P127" style:parent-style-name="Standard" style:family="paragraph">
      <style:paragraph-properties fo:text-align="justify" fo:margin-top="0.0416in" fo:margin-bottom="0.0416in"/>
      <style:text-properties fo:font-weight="bold" style:font-weight-asian="bold" style:font-weight-complex="bold"/>
    </style:style>
    <style:style style:name="P128" style:parent-style-name="Standard" style:family="paragraph">
      <style:paragraph-properties fo:margin-bottom="0.0416in">
        <style:tab-stops>
          <style:tab-stop style:type="left" style:position="1.9687in"/>
          <style:tab-stop style:type="left" style:position="3.3472in"/>
        </style:tab-stops>
      </style:paragraph-properties>
    </style:style>
    <style:style style:name="P129" style:parent-style-name="Standard" style:family="paragraph">
      <style:paragraph-properties fo:margin-bottom="0.0416in">
        <style:tab-stops>
          <style:tab-stop style:type="left" style:position="1.9687in"/>
          <style:tab-stop style:type="left" style:position="3.3472in"/>
        </style:tab-stops>
      </style:paragraph-properties>
    </style:style>
    <style:style style:name="P130" style:parent-style-name="Standard" style:family="paragraph">
      <style:paragraph-properties fo:margin-bottom="0.0416in">
        <style:tab-stops>
          <style:tab-stop style:type="left" style:position="1.9687in"/>
          <style:tab-stop style:type="left" style:position="3.3472in"/>
        </style:tab-stops>
      </style:paragraph-properties>
    </style:style>
    <style:style style:name="P131" style:parent-style-name="Standard" style:family="paragraph">
      <style:paragraph-properties fo:margin-top="0.0416in" fo:margin-bottom="0.0416in"/>
    </style:style>
    <style:style style:name="P132" style:parent-style-name="Standard" style:family="paragraph">
      <style:paragraph-properties fo:text-align="justify" fo:margin-top="0.0416in" fo:margin-bottom="0.0416in"/>
      <style:text-properties fo:font-weight="bold" style:font-weight-asian="bold" style:font-weight-complex="bold"/>
    </style:style>
    <style:style style:name="P133" style:parent-style-name="Standard" style:family="paragraph">
      <style:paragraph-properties fo:margin-top="0.0416in" fo:margin-bottom="0.0416in"/>
    </style:style>
    <style:style style:name="P134" style:parent-style-name="Standard" style:family="paragraph">
      <style:paragraph-properties fo:margin-top="0.0416in" fo:margin-bottom="0.0416in"/>
    </style:style>
    <style:style style:name="P135" style:parent-style-name="Standard" style:family="paragraph">
      <style:paragraph-properties fo:margin-top="0.0416in" fo:margin-bottom="0.0416in"/>
    </style:style>
    <style:style style:name="P136" style:parent-style-name="Ueberschrift" style:family="paragraph">
      <style:paragraph-properties fo:break-before="page"/>
    </style:style>
    <style:style style:name="P137" style:parent-style-name="Standard" style:family="paragraph">
      <style:paragraph-properties fo:margin-top="0.0416in" fo:margin-bottom="0.0416in"/>
    </style:style>
    <style:style style:name="P138" style:parent-style-name="Überschrift1" style:master-page-name="MP2" style:list-style-name="WW_OutlineListStyle_1" style:family="paragraph">
      <style:paragraph-properties fo:break-before="page"/>
    </style:style>
    <style:style style:name="TableColumn140" style:family="table-column">
      <style:table-column-properties style:column-width="2.2145in" style:use-optimal-column-width="false"/>
    </style:style>
    <style:style style:name="TableColumn141" style:family="table-column">
      <style:table-column-properties style:column-width="4.5277in" style:use-optimal-column-width="false"/>
    </style:style>
    <style:style style:name="Table139" style:family="table">
      <style:table-properties style:width="6.7423in" fo:margin-left="-0.0486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104in solid #000000" fo:border-left="none" fo:border-bottom="none" fo:border-right="none" style:writing-mode="lr-tb" fo:padding-top="0in" fo:padding-left="0.0486in" fo:padding-bottom="0in" fo:padding-right="0.0486in"/>
    </style:style>
    <style:style style:name="P144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45" style:family="table-cell">
      <style:table-cell-properties fo:border-top="0.0104in solid #000000" fo:border-left="0.0104in solid #000000" fo:border-bottom="none" fo:border-right="none" style:writing-mode="lr-tb" fo:padding-top="0in" fo:padding-left="0.0486in" fo:padding-bottom="0in" fo:padding-right="0.0486in"/>
    </style:style>
    <style:style style:name="P146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fo:padding-top="0in" fo:padding-left="0.0486in" fo:padding-bottom="0in" fo:padding-right="0.0486in"/>
    </style:style>
    <style:style style:name="P149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50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P151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none" fo:border-bottom="0.0104in solid #000000" fo:border-right="none" style:writing-mode="lr-tb" fo:padding-top="0in" fo:padding-left="0.0486in" fo:padding-bottom="0in" fo:padding-right="0.0486in"/>
    </style:style>
    <style:style style:name="P154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55" style:family="table-cell">
      <style:table-cell-properties fo:border-top="none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60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none" fo:border-bottom="0.0104in solid #000000" fo:border-right="none" style:writing-mode="lr-tb" fo:padding-top="0in" fo:padding-left="0.0486in" fo:padding-bottom="0in" fo:padding-right="0.0486in"/>
    </style:style>
    <style:style style:name="P164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65" style:family="table-cell">
      <style:table-cell-properties fo:border-top="none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166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in" fo:padding-left="0.0486in" fo:padding-bottom="0in" fo:padding-right="0.0486in"/>
    </style:style>
    <style:style style:name="P169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70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P171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none" fo:border-bottom="0.0104in solid #000000" fo:border-right="none" style:writing-mode="lr-tb" fo:padding-top="0in" fo:padding-left="0.0486in" fo:padding-bottom="0in" fo:padding-right="0.0486in"/>
    </style:style>
    <style:style style:name="P174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75" style:family="table-cell">
      <style:table-cell-properties fo:border-top="none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in" fo:padding-left="0.0486in" fo:padding-bottom="0in" fo:padding-right="0.0486in"/>
    </style:style>
    <style:style style:name="P179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80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P181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writing-mode="lr-tb" fo:padding-top="0in" fo:padding-left="0.0486in" fo:padding-bottom="0in" fo:padding-right="0.0486in"/>
    </style:style>
    <style:style style:name="P184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85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P186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none" fo:border-bottom="0.0104in solid #000000" fo:border-right="none" style:writing-mode="lr-tb" fo:padding-top="0in" fo:padding-left="0.0486in" fo:padding-bottom="0in" fo:padding-right="0.0486in"/>
    </style:style>
    <style:style style:name="P189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90" style:family="table-cell">
      <style:table-cell-properties fo:border-top="none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191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writing-mode="lr-tb" fo:padding-top="0in" fo:padding-left="0.0486in" fo:padding-bottom="0in" fo:padding-right="0.0486in"/>
    </style:style>
    <style:style style:name="P194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195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fo:padding-top="0in" fo:padding-left="0.0486in" fo:padding-bottom="0in" fo:padding-right="0.0486in"/>
    </style:style>
    <style:style style:name="P199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200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P201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fo:padding-top="0in" fo:padding-left="0.0486in" fo:padding-bottom="0in" fo:padding-right="0.0486in"/>
    </style:style>
    <style:style style:name="P204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205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0.0104in solid #000000" fo:border-right="none" style:writing-mode="lr-tb" fo:padding-top="0in" fo:padding-left="0.0486in" fo:padding-bottom="0in" fo:padding-right="0.0486in"/>
    </style:style>
    <style:style style:name="P209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210" style:family="table-cell">
      <style:table-cell-properties fo:border-top="none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in" fo:padding-left="0.0486in" fo:padding-bottom="0in" fo:padding-right="0.0486in"/>
    </style:style>
    <style:style style:name="P214" style:parent-style-name="Standard" style:family="paragraph">
      <style:paragraph-properties fo:margin-top="0.0833in" fo:margin-bottom="0.0416in"/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TableColumn217" style:family="table-column">
      <style:table-column-properties style:column-width="1.3784in" style:use-optimal-column-width="false"/>
    </style:style>
    <style:style style:name="TableColumn218" style:family="table-column">
      <style:table-column-properties style:column-width="2.3625in" style:use-optimal-column-width="false"/>
    </style:style>
    <style:style style:name="TableColumn219" style:family="table-column">
      <style:table-column-properties style:column-width="3.0527in" style:use-optimal-column-width="false"/>
    </style:style>
    <style:style style:name="Table216" style:family="table">
      <style:table-properties style:width="6.7937in" fo:margin-left="-0.0597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208in solid #000000" fo:border-left="0.0208in solid #000000" fo:border-bottom="0.0104in dashed #FFFFFF" fo:border-right="none" style:writing-mode="lr-tb" fo:padding-top="0in" fo:padding-left="0.0493in" fo:padding-bottom="0in" fo:padding-right="0.0493in"/>
    </style:style>
    <style:style style:name="P222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223" style:family="table-cell">
      <style:table-cell-properties fo:border-top="0.0208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224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225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P226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229" style:parent-style-name="Standard" style:family="paragraph">
      <style:paragraph-properties fo:margin-top="0.0138in" fo:margin-bottom="0.0138in"/>
    </style:style>
    <style:style style:name="TableCell230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231" style:parent-style-name="Standard" style:family="paragraph">
      <style:paragraph-properties fo:margin-top="0.0138in" fo:margin-bottom="0.0138in"/>
    </style:style>
    <style:style style:name="TableCell23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P233" style:parent-style-name="Standard" style:family="paragraph">
      <style:paragraph-properties style:snap-to-layout-grid="false" fo:margin-top="0.0138in" fo:margin-bottom="0.0138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236" style:parent-style-name="Standard" style:family="paragraph">
      <style:paragraph-properties fo:margin-top="0.0138in" fo:margin-bottom="0.0138in"/>
    </style:style>
    <style:style style:name="TableCell23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238" style:parent-style-name="Standard" style:family="paragraph">
      <style:paragraph-properties style:snap-to-layout-grid="false" fo:margin-top="0.0138in" fo:margin-bottom="0.0138in"/>
    </style:style>
    <style:style style:name="TableCell23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P240" style:parent-style-name="Standard" style:family="paragraph">
      <style:paragraph-properties style:snap-to-layout-grid="false" fo:margin-top="0.0138in" fo:margin-bottom="0.0138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243" style:parent-style-name="Standard" style:family="paragraph">
      <style:paragraph-properties fo:margin-top="0.0138in" fo:margin-bottom="0.0138in"/>
    </style:style>
    <style:style style:name="TableCell24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245" style:parent-style-name="Standard" style:family="paragraph">
      <style:paragraph-properties style:snap-to-layout-grid="false" fo:margin-top="0.0138in" fo:margin-bottom="0.0138in"/>
    </style:style>
    <style:style style:name="TableCell24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P247" style:parent-style-name="Standard" style:family="paragraph">
      <style:paragraph-properties fo:margin-top="0.0138in" fo:margin-bottom="0.0138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250" style:parent-style-name="Standard" style:family="paragraph">
      <style:paragraph-properties fo:margin-top="0.0138in" fo:margin-bottom="0.0138in"/>
    </style:style>
    <style:style style:name="TableCell25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252" style:parent-style-name="Standard" style:family="paragraph">
      <style:paragraph-properties style:snap-to-layout-grid="false" fo:margin-top="0.0138in" fo:margin-bottom="0.0138in"/>
    </style:style>
    <style:style style:name="TableCell25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P254" style:parent-style-name="Standard" style:family="paragraph">
      <style:paragraph-properties fo:margin-top="0.0138in" fo:margin-bottom="0.0138in"/>
    </style:style>
    <style:style style:name="TableColumn256" style:family="table-column">
      <style:table-column-properties style:column-width="1.3784in" style:use-optimal-column-width="false"/>
    </style:style>
    <style:style style:name="TableColumn257" style:family="table-column">
      <style:table-column-properties style:column-width="1.9687in" style:use-optimal-column-width="false"/>
    </style:style>
    <style:style style:name="TableColumn258" style:family="table-column">
      <style:table-column-properties style:column-width="2.6381in" style:use-optimal-column-width="false"/>
    </style:style>
    <style:style style:name="TableColumn259" style:family="table-column">
      <style:table-column-properties style:column-width="0.8083in" style:use-optimal-column-width="false"/>
    </style:style>
    <style:style style:name="Table255" style:family="table">
      <style:table-properties style:width="6.7937in" fo:margin-left="-0.0597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208in solid #000000" fo:border-left="0.0208in solid #000000" fo:border-bottom="0.0104in dashed #FFFFFF" fo:border-right="none" style:writing-mode="lr-tb" fo:padding-top="0in" fo:padding-left="0.0493in" fo:padding-bottom="0in" fo:padding-right="0.0493in"/>
    </style:style>
    <style:style style:name="P262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263" style:family="table-cell">
      <style:table-cell-properties fo:border-top="0.0208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264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265" style:family="table-cell">
      <style:table-cell-properties fo:border-top="0.0208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266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267" style:family="table-cell">
      <style:table-cell-properties fo:border-top="0.0208in solid #000000" fo:border-left="0.0104in solid #000000" fo:border-bottom="0.0104in dashed #FFFFFF" fo:border-right="0.0208in solid #000000" style:writing-mode="lr-tb" fo:padding-top="0in" fo:padding-left="0.0493in" fo:padding-bottom="0in" fo:padding-right="0.0493in"/>
    </style:style>
    <style:style style:name="P268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271" style:parent-style-name="Standard" style:family="paragraph">
      <style:paragraph-properties fo:margin-top="0.0138in" fo:margin-bottom="0.0138in"/>
    </style:style>
    <style:style style:name="TableCell27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273" style:parent-style-name="Standard" style:family="paragraph">
      <style:paragraph-properties fo:margin-top="0.0138in" fo:margin-bottom="0.0138in"/>
    </style:style>
    <style:style style:name="TableCell27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275" style:parent-style-name="Standard" style:family="paragraph">
      <style:paragraph-properties fo:margin-top="0.0138in" fo:margin-bottom="0.0138in"/>
    </style:style>
    <style:style style:name="P276" style:parent-style-name="Standard" style:family="paragraph">
      <style:paragraph-properties fo:margin-top="0.0138in" fo:margin-bottom="0.0138in"/>
    </style:style>
    <style:style style:name="P277" style:parent-style-name="Standard" style:family="paragraph">
      <style:paragraph-properties fo:margin-top="0.0138in" fo:margin-bottom="0.0138in"/>
    </style:style>
    <style:style style:name="P278" style:parent-style-name="Standard" style:family="paragraph">
      <style:paragraph-properties fo:margin-top="0.0138in" fo:margin-bottom="0.0138in"/>
    </style:style>
    <style:style style:name="P279" style:parent-style-name="Standard" style:family="paragraph">
      <style:paragraph-properties fo:margin-top="0.0138in" fo:margin-bottom="0.0138in"/>
    </style:style>
    <style:style style:name="P280" style:parent-style-name="Standard" style:family="paragraph">
      <style:paragraph-properties fo:margin-top="0.0138in" fo:margin-bottom="0.0138in"/>
    </style:style>
    <style:style style:name="TableCell28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P282" style:parent-style-name="Standard" style:family="paragraph">
      <style:paragraph-properties fo:margin-top="0.0138in" fo:margin-bottom="0.0138in" fo:margin-left="0.0395in">
        <style:tab-stops/>
      </style:paragraph-properties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285" style:parent-style-name="Standard" style:family="paragraph">
      <style:paragraph-properties fo:margin-top="0.0138in" fo:margin-bottom="0.0138in"/>
    </style:style>
    <style:style style:name="TableCell28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287" style:parent-style-name="Standard" style:family="paragraph">
      <style:paragraph-properties fo:margin-top="0.0138in" fo:margin-bottom="0.0138in"/>
    </style:style>
    <style:style style:name="TableCell28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289" style:parent-style-name="Standard" style:family="paragraph">
      <style:paragraph-properties fo:margin-top="0.0138in" fo:margin-bottom="0.0138in"/>
    </style:style>
    <style:style style:name="P290" style:parent-style-name="Standard" style:family="paragraph">
      <style:paragraph-properties fo:margin-top="0.0138in" fo:margin-bottom="0.0138in"/>
    </style:style>
    <style:style style:name="P291" style:parent-style-name="Standard" style:family="paragraph">
      <style:paragraph-properties fo:margin-top="0.0138in" fo:margin-bottom="0.0138in"/>
    </style:style>
    <style:style style:name="TableCell29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P293" style:parent-style-name="Standard" style:family="paragraph">
      <style:paragraph-properties style:snap-to-layout-grid="false" fo:margin-top="0.0138in" fo:margin-bottom="0.0138in" fo:margin-left="0.0395in">
        <style:tab-stops/>
      </style:paragraph-properties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296" style:parent-style-name="Standard" style:family="paragraph">
      <style:paragraph-properties fo:margin-top="0.0138in" fo:margin-bottom="0.0138in"/>
    </style:style>
    <style:style style:name="TableCell29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298" style:parent-style-name="Standard" style:family="paragraph">
      <style:paragraph-properties fo:margin-top="0.0138in" fo:margin-bottom="0.0138in"/>
    </style:style>
    <style:style style:name="TableCell29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00" style:parent-style-name="Standard" style:family="paragraph">
      <style:paragraph-properties fo:margin-top="0.0138in" fo:margin-bottom="0.0138in"/>
    </style:style>
    <style:style style:name="P301" style:parent-style-name="Standard" style:family="paragraph">
      <style:paragraph-properties fo:margin-top="0.0138in" fo:margin-bottom="0.0138in"/>
    </style:style>
    <style:style style:name="TableCell30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P303" style:parent-style-name="Standard" style:family="paragraph">
      <style:paragraph-properties style:snap-to-layout-grid="false" fo:margin-top="0.0138in" fo:margin-bottom="0.0138in" fo:margin-left="0.0395in">
        <style:tab-stops/>
      </style:paragraph-properties>
    </style:style>
    <style:style style:name="P304" style:parent-style-name="Überschrift1" style:master-page-name="MP3" style:list-style-name="WW_OutlineListStyle_1" style:family="paragraph">
      <style:paragraph-properties fo:break-before="page"/>
    </style:style>
    <style:style style:name="P306" style:parent-style-name="Standard" style:family="paragraph">
      <style:text-properties fo:font-weight="bold" style:font-weight-asian="bold" style:font-weight-complex="bold"/>
    </style:style>
    <style:style style:name="TableColumn308" style:family="table-column">
      <style:table-column-properties style:column-width="0.9847in" style:use-optimal-column-width="false"/>
    </style:style>
    <style:style style:name="TableColumn309" style:family="table-column">
      <style:table-column-properties style:column-width="3.1215in" style:use-optimal-column-width="false"/>
    </style:style>
    <style:style style:name="TableColumn310" style:family="table-column">
      <style:table-column-properties style:column-width="1.559in" style:use-optimal-column-width="false"/>
    </style:style>
    <style:style style:name="TableColumn311" style:family="table-column">
      <style:table-column-properties style:column-width="1.3861in" style:use-optimal-column-width="false"/>
    </style:style>
    <style:style style:name="TableColumn312" style:family="table-column">
      <style:table-column-properties style:column-width="0.709in" style:use-optimal-column-width="false"/>
    </style:style>
    <style:style style:name="TableColumn313" style:family="table-column">
      <style:table-column-properties style:column-width="0.827in" style:use-optimal-column-width="false"/>
    </style:style>
    <style:style style:name="TableColumn314" style:family="table-column">
      <style:table-column-properties style:column-width="1.3097in" style:use-optimal-column-width="false"/>
    </style:style>
    <style:style style:name="Table307" style:family="table">
      <style:table-properties style:width="9.8972in" fo:margin-left="-0.0541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17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31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19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320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21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32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23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32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25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32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27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328" style:family="table-cell">
      <style:table-cell-properties fo:border="0.0104in solid #000000" style:writing-mode="lr-tb" fo:padding-top="0in" fo:padding-left="0.0493in" fo:padding-bottom="0in" fo:padding-right="0.0493in"/>
    </style:style>
    <style:style style:name="P329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332" style:parent-style-name="Table" style:family="paragraph">
      <style:paragraph-properties fo:keep-with-next="auto" fo:keep-together="auto"/>
    </style:style>
    <style:style style:name="TableCell333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34" style:parent-style-name="Table" style:family="paragraph">
      <style:paragraph-properties fo:keep-with-next="auto" fo:keep-together="auto"/>
    </style:style>
    <style:style style:name="TableCell335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336" style:parent-style-name="Table" style:family="paragraph">
      <style:paragraph-properties fo:keep-with-next="auto" fo:keep-together="auto"/>
    </style:style>
    <style:style style:name="TableCell33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38" style:parent-style-name="Table" style:family="paragraph">
      <style:paragraph-properties fo:keep-with-next="auto" fo:keep-together="auto"/>
    </style:style>
    <style:style style:name="TableCell33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40" style:parent-style-name="Table" style:family="paragraph">
      <style:paragraph-properties fo:keep-with-next="auto" fo:keep-together="auto" style:snap-to-layout-grid="false"/>
    </style:style>
    <style:style style:name="TableCell34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42" style:parent-style-name="Table" style:family="paragraph">
      <style:paragraph-properties fo:keep-with-next="auto" fo:keep-together="auto" style:snap-to-layout-grid="false"/>
    </style:style>
    <style:style style:name="TableCell343" style:family="table-cell">
      <style:table-cell-properties fo:border="0.0104in solid #000000" style:writing-mode="lr-tb" fo:padding-top="0in" fo:padding-left="0.0493in" fo:padding-bottom="0in" fo:padding-right="0.0493in"/>
    </style:style>
    <style:style style:name="P344" style:parent-style-name="Standard" style:family="paragraph">
      <style:text-properties fo:font-size="10pt" style:font-size-asian="10pt" style:font-size-complex="10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347" style:parent-style-name="Table" style:family="paragraph">
      <style:paragraph-properties fo:keep-with-next="auto" fo:keep-together="auto" style:snap-to-layout-grid="false"/>
    </style:style>
    <style:style style:name="TableCell34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49" style:parent-style-name="Table" style:family="paragraph">
      <style:paragraph-properties fo:keep-with-next="auto" fo:keep-together="auto"/>
    </style:style>
    <style:style style:name="TableCell350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51" style:parent-style-name="Table" style:family="paragraph">
      <style:paragraph-properties fo:keep-with-next="auto" fo:keep-together="auto"/>
    </style:style>
    <style:style style:name="TableCell35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53" style:parent-style-name="Table" style:family="paragraph">
      <style:paragraph-properties fo:keep-with-next="auto" fo:keep-together="auto" style:snap-to-layout-grid="false"/>
    </style:style>
    <style:style style:name="TableCell35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55" style:parent-style-name="Table" style:family="paragraph">
      <style:paragraph-properties fo:keep-with-next="auto" fo:keep-together="auto" style:snap-to-layout-grid="false"/>
    </style:style>
    <style:style style:name="TableCell35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57" style:parent-style-name="Table" style:family="paragraph">
      <style:paragraph-properties fo:keep-with-next="auto" fo:keep-together="auto" style:snap-to-layout-grid="false"/>
    </style:style>
    <style:style style:name="TableCell358" style:family="table-cell">
      <style:table-cell-properties fo:border="0.0104in solid #000000" style:writing-mode="lr-tb" fo:padding-top="0in" fo:padding-left="0.0493in" fo:padding-bottom="0in" fo:padding-right="0.0493in"/>
    </style:style>
    <style:style style:name="P359" style:parent-style-name="Standard" style:family="paragraph">
      <style:text-properties fo:font-size="10pt" style:font-size-asian="10pt" style:font-size-complex="10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362" style:parent-style-name="Table" style:family="paragraph">
      <style:paragraph-properties fo:keep-with-next="auto" fo:keep-together="auto" style:snap-to-layout-grid="false"/>
    </style:style>
    <style:style style:name="TableCell363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64" style:parent-style-name="Table" style:family="paragraph">
      <style:paragraph-properties fo:keep-with-next="auto" fo:keep-together="auto"/>
    </style:style>
    <style:style style:name="TableCell365" style:family="table-cell">
      <style:table-cell-properties fo:border-top="0.0104in dashed #FFFFFF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66" style:parent-style-name="Table" style:family="paragraph">
      <style:paragraph-properties fo:keep-with-next="auto" fo:keep-together="auto"/>
    </style:style>
    <style:style style:name="TableCell36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68" style:parent-style-name="Table" style:family="paragraph">
      <style:paragraph-properties fo:keep-with-next="auto" fo:keep-together="auto" style:snap-to-layout-grid="false"/>
    </style:style>
    <style:style style:name="TableCell36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70" style:parent-style-name="Table" style:family="paragraph">
      <style:paragraph-properties fo:keep-with-next="auto" fo:keep-together="auto" style:snap-to-layout-grid="false"/>
    </style:style>
    <style:style style:name="TableCell37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72" style:parent-style-name="Table" style:family="paragraph">
      <style:paragraph-properties fo:keep-with-next="auto" fo:keep-together="auto" style:snap-to-layout-grid="false"/>
    </style:style>
    <style:style style:name="TableCell373" style:family="table-cell">
      <style:table-cell-properties fo:border="0.0104in solid #000000" style:writing-mode="lr-tb" fo:padding-top="0in" fo:padding-left="0.0493in" fo:padding-bottom="0in" fo:padding-right="0.0493in"/>
    </style:style>
    <style:style style:name="P374" style:parent-style-name="Standard" style:family="paragraph">
      <style:text-properties fo:font-size="10pt" style:font-size-asian="10pt" style:font-size-complex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377" style:parent-style-name="Table" style:family="paragraph">
      <style:paragraph-properties fo:keep-with-next="auto" fo:keep-together="auto"/>
    </style:style>
    <style:style style:name="TableCell37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79" style:parent-style-name="Table" style:family="paragraph">
      <style:paragraph-properties fo:keep-with-next="auto" fo:keep-together="auto"/>
    </style:style>
    <style:style style:name="TableCell380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381" style:parent-style-name="Table" style:family="paragraph">
      <style:paragraph-properties fo:keep-with-next="auto" fo:keep-together="auto"/>
    </style:style>
    <style:style style:name="TableCell38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83" style:parent-style-name="Table" style:family="paragraph">
      <style:paragraph-properties fo:keep-with-next="auto" fo:keep-together="auto" style:snap-to-layout-grid="false"/>
    </style:style>
    <style:style style:name="TableCell38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85" style:parent-style-name="Table" style:family="paragraph">
      <style:paragraph-properties fo:keep-with-next="auto" fo:keep-together="auto" style:snap-to-layout-grid="false"/>
    </style:style>
    <style:style style:name="TableCell38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87" style:parent-style-name="Table" style:family="paragraph">
      <style:paragraph-properties fo:keep-with-next="auto" fo:keep-together="auto" style:snap-to-layout-grid="false"/>
    </style:style>
    <style:style style:name="TableCell388" style:family="table-cell">
      <style:table-cell-properties fo:border="0.0104in solid #000000" style:writing-mode="lr-tb" fo:padding-top="0in" fo:padding-left="0.0493in" fo:padding-bottom="0in" fo:padding-right="0.0493in"/>
    </style:style>
    <style:style style:name="P389" style:parent-style-name="Table" style:family="paragraph">
      <style:paragraph-properties fo:keep-with-next="auto" fo:keep-together="auto" style:snap-to-layout-grid="false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392" style:parent-style-name="Table" style:family="paragraph">
      <style:paragraph-properties fo:keep-with-next="auto" fo:keep-together="auto" style:snap-to-layout-grid="false"/>
    </style:style>
    <style:style style:name="TableCell393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94" style:parent-style-name="Table" style:family="paragraph">
      <style:paragraph-properties fo:keep-with-next="auto" fo:keep-together="auto"/>
    </style:style>
    <style:style style:name="TableCell395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396" style:parent-style-name="Table" style:family="paragraph">
      <style:paragraph-properties fo:keep-with-next="auto" fo:keep-together="auto" style:snap-to-layout-grid="false"/>
    </style:style>
    <style:style style:name="TableCell39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398" style:parent-style-name="Table" style:family="paragraph">
      <style:paragraph-properties fo:keep-with-next="auto" fo:keep-together="auto" style:snap-to-layout-grid="false"/>
    </style:style>
    <style:style style:name="TableCell39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00" style:parent-style-name="Table" style:family="paragraph">
      <style:paragraph-properties fo:keep-with-next="auto" fo:keep-together="auto" style:snap-to-layout-grid="false"/>
    </style:style>
    <style:style style:name="TableCell40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02" style:parent-style-name="Table" style:family="paragraph">
      <style:paragraph-properties fo:keep-with-next="auto" fo:keep-together="auto" style:snap-to-layout-grid="false"/>
    </style:style>
    <style:style style:name="TableCell403" style:family="table-cell">
      <style:table-cell-properties fo:border="0.0104in solid #000000" style:writing-mode="lr-tb" fo:padding-top="0in" fo:padding-left="0.0493in" fo:padding-bottom="0in" fo:padding-right="0.0493in"/>
    </style:style>
    <style:style style:name="P404" style:parent-style-name="Table" style:family="paragraph">
      <style:paragraph-properties fo:keep-with-next="auto" fo:keep-together="auto" style:snap-to-layout-grid="false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07" style:parent-style-name="Table" style:family="paragraph">
      <style:paragraph-properties fo:keep-with-next="auto" fo:keep-together="auto" style:snap-to-layout-grid="false"/>
    </style:style>
    <style:style style:name="TableCell40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09" style:parent-style-name="Table" style:family="paragraph">
      <style:paragraph-properties fo:keep-with-next="auto" fo:keep-together="auto"/>
    </style:style>
    <style:style style:name="TableCell410" style:family="table-cell">
      <style:table-cell-properties fo:border-top="0.0104in dashed #FFFFFF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11" style:parent-style-name="Table" style:family="paragraph">
      <style:paragraph-properties fo:keep-with-next="auto" fo:keep-together="auto" style:snap-to-layout-grid="false"/>
    </style:style>
    <style:style style:name="TableCell41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13" style:parent-style-name="Table" style:family="paragraph">
      <style:paragraph-properties fo:keep-with-next="auto" fo:keep-together="auto" style:snap-to-layout-grid="false"/>
    </style:style>
    <style:style style:name="TableCell41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15" style:parent-style-name="Table" style:family="paragraph">
      <style:paragraph-properties fo:keep-with-next="auto" fo:keep-together="auto" style:snap-to-layout-grid="false"/>
    </style:style>
    <style:style style:name="TableCell41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17" style:parent-style-name="Table" style:family="paragraph">
      <style:paragraph-properties fo:keep-with-next="auto" fo:keep-together="auto" style:snap-to-layout-grid="false"/>
    </style:style>
    <style:style style:name="TableCell418" style:family="table-cell">
      <style:table-cell-properties fo:border="0.0104in solid #000000" style:writing-mode="lr-tb" fo:padding-top="0in" fo:padding-left="0.0493in" fo:padding-bottom="0in" fo:padding-right="0.0493in"/>
    </style:style>
    <style:style style:name="P419" style:parent-style-name="Table" style:family="paragraph">
      <style:paragraph-properties fo:keep-with-next="auto" fo:keep-together="auto" style:snap-to-layout-grid="false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22" style:parent-style-name="Table" style:family="paragraph">
      <style:paragraph-properties fo:keep-with-next="auto" fo:keep-together="auto" style:snap-to-layout-grid="false"/>
    </style:style>
    <style:style style:name="TableCell423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24" style:parent-style-name="Table" style:family="paragraph">
      <style:paragraph-properties fo:keep-with-next="auto" fo:keep-together="auto"/>
    </style:style>
    <style:style style:name="TableCell425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26" style:parent-style-name="Table" style:family="paragraph">
      <style:paragraph-properties fo:keep-with-next="auto" fo:keep-together="auto"/>
    </style:style>
    <style:style style:name="TableCell42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28" style:parent-style-name="Table" style:family="paragraph">
      <style:paragraph-properties fo:keep-with-next="auto" fo:keep-together="auto" style:snap-to-layout-grid="false"/>
    </style:style>
    <style:style style:name="TableCell42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30" style:parent-style-name="Table" style:family="paragraph">
      <style:paragraph-properties fo:keep-with-next="auto" fo:keep-together="auto" style:snap-to-layout-grid="false"/>
    </style:style>
    <style:style style:name="TableCell43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32" style:parent-style-name="Table" style:family="paragraph">
      <style:paragraph-properties fo:keep-with-next="auto" fo:keep-together="auto" style:snap-to-layout-grid="false"/>
    </style:style>
    <style:style style:name="TableCell433" style:family="table-cell">
      <style:table-cell-properties fo:border="0.0104in solid #000000" style:writing-mode="lr-tb" fo:padding-top="0in" fo:padding-left="0.0493in" fo:padding-bottom="0in" fo:padding-right="0.0493in"/>
    </style:style>
    <style:style style:name="P434" style:parent-style-name="Table" style:family="paragraph">
      <style:paragraph-properties fo:keep-with-next="auto" fo:keep-together="auto" style:snap-to-layout-grid="false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37" style:parent-style-name="Table" style:family="paragraph">
      <style:paragraph-properties fo:keep-together="auto"/>
    </style:style>
    <style:style style:name="TableCell43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39" style:parent-style-name="Table" style:family="paragraph">
      <style:paragraph-properties fo:keep-together="auto"/>
    </style:style>
    <style:style style:name="TableCell440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41" style:parent-style-name="Table" style:family="paragraph">
      <style:paragraph-properties fo:keep-together="auto"/>
    </style:style>
    <style:style style:name="TableCell44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43" style:parent-style-name="Table" style:family="paragraph">
      <style:paragraph-properties fo:keep-together="auto" style:snap-to-layout-grid="false"/>
    </style:style>
    <style:style style:name="TableCell44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45" style:parent-style-name="Table" style:family="paragraph">
      <style:paragraph-properties fo:keep-together="auto" style:snap-to-layout-grid="false"/>
    </style:style>
    <style:style style:name="TableCell44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47" style:parent-style-name="Table" style:family="paragraph">
      <style:paragraph-properties fo:keep-together="auto" style:snap-to-layout-grid="false"/>
    </style:style>
    <style:style style:name="TableCell448" style:family="table-cell">
      <style:table-cell-properties fo:border="0.0104in solid #000000" style:writing-mode="lr-tb" fo:padding-top="0in" fo:padding-left="0.0493in" fo:padding-bottom="0in" fo:padding-right="0.0493in"/>
    </style:style>
    <style:style style:name="P449" style:parent-style-name="Table" style:family="paragraph">
      <style:paragraph-properties fo:keep-together="auto" style:snap-to-layout-grid="false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52" style:parent-style-name="Table" style:family="paragraph">
      <style:paragraph-properties fo:keep-together="auto" style:snap-to-layout-grid="false"/>
    </style:style>
    <style:style style:name="TableCell453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54" style:parent-style-name="Table" style:family="paragraph">
      <style:paragraph-properties fo:keep-together="auto"/>
    </style:style>
    <style:style style:name="TableCell455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56" style:parent-style-name="Table" style:family="paragraph">
      <style:paragraph-properties fo:keep-together="auto"/>
    </style:style>
    <style:style style:name="TableCell45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58" style:parent-style-name="Table" style:family="paragraph">
      <style:paragraph-properties fo:keep-together="auto" style:snap-to-layout-grid="false"/>
    </style:style>
    <style:style style:name="TableCell45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60" style:parent-style-name="Table" style:family="paragraph">
      <style:paragraph-properties fo:keep-together="auto" style:snap-to-layout-grid="false"/>
    </style:style>
    <style:style style:name="TableCell46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62" style:parent-style-name="Table" style:family="paragraph">
      <style:paragraph-properties fo:keep-together="auto" style:snap-to-layout-grid="false"/>
    </style:style>
    <style:style style:name="TableCell463" style:family="table-cell">
      <style:table-cell-properties fo:border="0.0104in solid #000000" style:writing-mode="lr-tb" fo:padding-top="0in" fo:padding-left="0.0493in" fo:padding-bottom="0in" fo:padding-right="0.0493in"/>
    </style:style>
    <style:style style:name="P464" style:parent-style-name="Table" style:family="paragraph">
      <style:paragraph-properties fo:keep-together="auto" style:snap-to-layout-grid="false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67" style:parent-style-name="Table" style:family="paragraph">
      <style:paragraph-properties fo:keep-together="auto" style:snap-to-layout-grid="false"/>
    </style:style>
    <style:style style:name="TableCell468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69" style:parent-style-name="Table" style:family="paragraph">
      <style:paragraph-properties fo:keep-together="auto"/>
    </style:style>
    <style:style style:name="TableCell470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71" style:parent-style-name="Table" style:family="paragraph">
      <style:paragraph-properties fo:keep-together="auto" style:snap-to-layout-grid="false"/>
    </style:style>
    <style:style style:name="TableCell472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73" style:parent-style-name="Table" style:family="paragraph">
      <style:paragraph-properties fo:keep-together="auto" style:snap-to-layout-grid="false"/>
    </style:style>
    <style:style style:name="TableCell474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75" style:parent-style-name="Table" style:family="paragraph">
      <style:paragraph-properties fo:keep-together="auto" style:snap-to-layout-grid="false"/>
    </style:style>
    <style:style style:name="TableCell476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77" style:parent-style-name="Table" style:family="paragraph">
      <style:paragraph-properties fo:keep-together="auto" style:snap-to-layout-grid="false"/>
    </style:style>
    <style:style style:name="TableCell478" style:family="table-cell">
      <style:table-cell-properties fo:border-top="0.0104in solid #000000" fo:border-left="0.0104in solid #000000" fo:border-bottom="0.0104in dashed #FFFFFF" fo:border-right="0.0104in solid #000000" style:writing-mode="lr-tb" fo:padding-top="0in" fo:padding-left="0.0493in" fo:padding-bottom="0in" fo:padding-right="0.0493in"/>
    </style:style>
    <style:style style:name="P479" style:parent-style-name="Table" style:family="paragraph">
      <style:paragraph-properties fo:keep-together="auto" style:snap-to-layout-grid="false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82" style:parent-style-name="Table" style:family="paragraph">
      <style:paragraph-properties fo:keep-with-next="auto" fo:keep-together="auto" style:snap-to-layout-grid="false"/>
    </style:style>
    <style:style style:name="TableCell483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84" style:parent-style-name="Table" style:family="paragraph">
      <style:paragraph-properties fo:keep-with-next="auto" fo:keep-together="auto"/>
    </style:style>
    <style:style style:name="TableCell485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86" style:parent-style-name="Table" style:family="paragraph">
      <style:paragraph-properties fo:keep-with-next="auto" fo:keep-together="auto" style:snap-to-layout-grid="false"/>
    </style:style>
    <style:style style:name="TableCell487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88" style:parent-style-name="Table" style:family="paragraph">
      <style:paragraph-properties fo:keep-with-next="auto" fo:keep-together="auto" style:snap-to-layout-grid="false"/>
    </style:style>
    <style:style style:name="TableCell489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90" style:parent-style-name="Table" style:family="paragraph">
      <style:paragraph-properties fo:keep-with-next="auto" fo:keep-together="auto" style:snap-to-layout-grid="false"/>
    </style:style>
    <style:style style:name="TableCell491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92" style:parent-style-name="Table" style:family="paragraph">
      <style:paragraph-properties fo:keep-with-next="auto" fo:keep-together="auto" style:snap-to-layout-grid="false"/>
    </style:style>
    <style:style style:name="TableCell493" style:family="table-cell">
      <style:table-cell-properties fo:border-top="0.0104in solid #000000" fo:border-left="0.0104in solid #000000" fo:border-bottom="0.0104in dashed #FFFFFF" fo:border-right="0.0104in solid #000000" style:writing-mode="lr-tb" fo:padding-top="0in" fo:padding-left="0.0493in" fo:padding-bottom="0in" fo:padding-right="0.0493in"/>
    </style:style>
    <style:style style:name="P494" style:parent-style-name="Table" style:family="paragraph">
      <style:paragraph-properties fo:keep-with-next="auto" fo:keep-together="auto" style:snap-to-layout-grid="false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497" style:parent-style-name="Table" style:family="paragraph">
      <style:paragraph-properties fo:keep-with-next="auto" fo:keep-together="auto" style:snap-to-layout-grid="false"/>
    </style:style>
    <style:style style:name="TableCell49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499" style:parent-style-name="Table" style:family="paragraph">
      <style:paragraph-properties fo:keep-with-next="auto" fo:keep-together="auto"/>
    </style:style>
    <style:style style:name="TableCell500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501" style:parent-style-name="Table" style:family="paragraph">
      <style:paragraph-properties fo:keep-with-next="auto" fo:keep-together="auto" style:snap-to-layout-grid="false"/>
    </style:style>
    <style:style style:name="TableCell50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03" style:parent-style-name="Table" style:family="paragraph">
      <style:paragraph-properties fo:keep-with-next="auto" fo:keep-together="auto" style:snap-to-layout-grid="false"/>
    </style:style>
    <style:style style:name="TableCell50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05" style:parent-style-name="Table" style:family="paragraph">
      <style:paragraph-properties fo:keep-with-next="auto" fo:keep-together="auto" style:snap-to-layout-grid="false"/>
    </style:style>
    <style:style style:name="TableCell50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07" style:parent-style-name="Table" style:family="paragraph">
      <style:paragraph-properties fo:keep-with-next="auto" fo:keep-together="auto" style:snap-to-layout-grid="false"/>
    </style:style>
    <style:style style:name="TableCell508" style:family="table-cell">
      <style:table-cell-properties fo:border="0.0104in solid #000000" style:writing-mode="lr-tb" fo:padding-top="0in" fo:padding-left="0.0493in" fo:padding-bottom="0in" fo:padding-right="0.0493in"/>
    </style:style>
    <style:style style:name="P509" style:parent-style-name="Table" style:family="paragraph">
      <style:paragraph-properties fo:keep-with-next="auto" fo:keep-together="auto" style:snap-to-layout-grid="false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512" style:parent-style-name="Table" style:family="paragraph">
      <style:paragraph-properties fo:keep-with-next="auto" fo:keep-together="auto" style:snap-to-layout-grid="false"/>
    </style:style>
    <style:style style:name="TableCell513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14" style:parent-style-name="Table" style:family="paragraph">
      <style:paragraph-properties fo:keep-with-next="auto" fo:keep-together="auto"/>
    </style:style>
    <style:style style:name="TableCell515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16" style:parent-style-name="Table" style:family="paragraph">
      <style:paragraph-properties fo:keep-with-next="auto" fo:keep-together="auto" style:snap-to-layout-grid="false"/>
    </style:style>
    <style:style style:name="TableCell51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18" style:parent-style-name="Table" style:family="paragraph">
      <style:paragraph-properties fo:keep-with-next="auto" fo:keep-together="auto" style:snap-to-layout-grid="false"/>
    </style:style>
    <style:style style:name="TableCell51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20" style:parent-style-name="Table" style:family="paragraph">
      <style:paragraph-properties fo:keep-with-next="auto" fo:keep-together="auto" style:snap-to-layout-grid="false"/>
    </style:style>
    <style:style style:name="TableCell52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22" style:parent-style-name="Table" style:family="paragraph">
      <style:paragraph-properties fo:keep-with-next="auto" fo:keep-together="auto" style:snap-to-layout-grid="false"/>
    </style:style>
    <style:style style:name="TableCell523" style:family="table-cell">
      <style:table-cell-properties fo:border="0.0104in solid #000000" style:writing-mode="lr-tb" fo:padding-top="0in" fo:padding-left="0.0493in" fo:padding-bottom="0in" fo:padding-right="0.0493in"/>
    </style:style>
    <style:style style:name="P524" style:parent-style-name="Table" style:family="paragraph">
      <style:paragraph-properties fo:keep-with-next="auto" fo:keep-together="auto" style:snap-to-layout-grid="false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527" style:parent-style-name="Table" style:family="paragraph">
      <style:paragraph-properties fo:keep-with-next="auto" fo:keep-together="auto" style:snap-to-layout-grid="false"/>
    </style:style>
    <style:style style:name="TableCell52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29" style:parent-style-name="Table" style:family="paragraph">
      <style:paragraph-properties fo:keep-with-next="auto" fo:keep-together="auto"/>
    </style:style>
    <style:style style:name="TableCell530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31" style:parent-style-name="Table" style:family="paragraph">
      <style:paragraph-properties fo:keep-with-next="auto" fo:keep-together="auto"/>
    </style:style>
    <style:style style:name="TableCell53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33" style:parent-style-name="Table" style:family="paragraph">
      <style:paragraph-properties fo:keep-with-next="auto" fo:keep-together="auto" style:snap-to-layout-grid="false"/>
    </style:style>
    <style:style style:name="TableCell53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35" style:parent-style-name="Table" style:family="paragraph">
      <style:paragraph-properties fo:keep-with-next="auto" fo:keep-together="auto" style:snap-to-layout-grid="false"/>
    </style:style>
    <style:style style:name="TableCell53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37" style:parent-style-name="Table" style:family="paragraph">
      <style:paragraph-properties fo:keep-with-next="auto" fo:keep-together="auto" style:snap-to-layout-grid="false"/>
    </style:style>
    <style:style style:name="TableCell538" style:family="table-cell">
      <style:table-cell-properties fo:border="0.0104in solid #000000" style:writing-mode="lr-tb" fo:padding-top="0in" fo:padding-left="0.0493in" fo:padding-bottom="0in" fo:padding-right="0.0493in"/>
    </style:style>
    <style:style style:name="P539" style:parent-style-name="Table" style:family="paragraph">
      <style:paragraph-properties fo:keep-with-next="auto" fo:keep-together="auto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542" style:parent-style-name="Table" style:family="paragraph">
      <style:paragraph-properties fo:keep-with-next="auto" fo:keep-together="auto" style:snap-to-layout-grid="false"/>
    </style:style>
    <style:style style:name="TableCell543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44" style:parent-style-name="Table" style:family="paragraph">
      <style:paragraph-properties fo:keep-with-next="auto" fo:keep-together="auto"/>
    </style:style>
    <style:style style:name="TableCell545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46" style:parent-style-name="Table" style:family="paragraph">
      <style:paragraph-properties fo:keep-with-next="auto" fo:keep-together="auto"/>
    </style:style>
    <style:style style:name="TableCell54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48" style:parent-style-name="Table" style:family="paragraph">
      <style:paragraph-properties fo:keep-with-next="auto" fo:keep-together="auto" style:snap-to-layout-grid="false"/>
    </style:style>
    <style:style style:name="TableCell54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50" style:parent-style-name="Table" style:family="paragraph">
      <style:paragraph-properties fo:keep-with-next="auto" fo:keep-together="auto" style:snap-to-layout-grid="false"/>
    </style:style>
    <style:style style:name="TableCell55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52" style:parent-style-name="Table" style:family="paragraph">
      <style:paragraph-properties fo:keep-with-next="auto" fo:keep-together="auto" style:snap-to-layout-grid="false"/>
    </style:style>
    <style:style style:name="TableCell553" style:family="table-cell">
      <style:table-cell-properties fo:border="0.0104in solid #000000" style:writing-mode="lr-tb" fo:padding-top="0in" fo:padding-left="0.0493in" fo:padding-bottom="0in" fo:padding-right="0.0493in"/>
    </style:style>
    <style:style style:name="P554" style:parent-style-name="Table" style:family="paragraph">
      <style:paragraph-properties fo:keep-with-next="auto" fo:keep-together="auto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557" style:parent-style-name="Table" style:family="paragraph">
      <style:paragraph-properties fo:keep-with-next="auto" fo:keep-together="auto"/>
    </style:style>
    <style:style style:name="TableCell55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59" style:parent-style-name="Table" style:family="paragraph">
      <style:paragraph-properties fo:keep-with-next="auto" fo:keep-together="auto"/>
    </style:style>
    <style:style style:name="TableCell560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61" style:parent-style-name="Table" style:family="paragraph">
      <style:paragraph-properties fo:keep-with-next="auto" fo:keep-together="auto" style:snap-to-layout-grid="false"/>
    </style:style>
    <style:style style:name="TableCell56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63" style:parent-style-name="Table" style:family="paragraph">
      <style:paragraph-properties fo:keep-with-next="auto" fo:keep-together="auto" style:snap-to-layout-grid="false"/>
    </style:style>
    <style:style style:name="TableCell56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65" style:parent-style-name="Table" style:family="paragraph">
      <style:paragraph-properties fo:keep-with-next="auto" fo:keep-together="auto" style:snap-to-layout-grid="false"/>
    </style:style>
    <style:style style:name="TableCell56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67" style:parent-style-name="Table" style:family="paragraph">
      <style:paragraph-properties fo:keep-with-next="auto" fo:keep-together="auto" style:snap-to-layout-grid="false"/>
    </style:style>
    <style:style style:name="TableCell568" style:family="table-cell">
      <style:table-cell-properties fo:border="0.0104in solid #000000" style:writing-mode="lr-tb" fo:padding-top="0in" fo:padding-left="0.0493in" fo:padding-bottom="0in" fo:padding-right="0.0493in"/>
    </style:style>
    <style:style style:name="P569" style:parent-style-name="Table" style:family="paragraph">
      <style:paragraph-properties fo:keep-with-next="auto" fo:keep-together="auto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572" style:parent-style-name="Table" style:family="paragraph">
      <style:paragraph-properties fo:keep-with-next="auto" fo:keep-together="auto" style:snap-to-layout-grid="false"/>
    </style:style>
    <style:style style:name="TableCell573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74" style:parent-style-name="Table" style:family="paragraph">
      <style:paragraph-properties fo:keep-with-next="auto" fo:keep-together="auto"/>
    </style:style>
    <style:style style:name="TableCell575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76" style:parent-style-name="Table" style:family="paragraph">
      <style:paragraph-properties fo:keep-with-next="auto" fo:keep-together="auto"/>
    </style:style>
    <style:style style:name="TableCell577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78" style:parent-style-name="Table" style:family="paragraph">
      <style:paragraph-properties fo:keep-with-next="auto" fo:keep-together="auto" style:snap-to-layout-grid="false"/>
    </style:style>
    <style:style style:name="TableCell57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80" style:parent-style-name="Table" style:family="paragraph">
      <style:paragraph-properties fo:keep-with-next="auto" fo:keep-together="auto" style:snap-to-layout-grid="false"/>
    </style:style>
    <style:style style:name="TableCell58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82" style:parent-style-name="Table" style:family="paragraph">
      <style:paragraph-properties fo:keep-with-next="auto" fo:keep-together="auto" style:snap-to-layout-grid="false"/>
    </style:style>
    <style:style style:name="TableCell583" style:family="table-cell">
      <style:table-cell-properties fo:border="0.0104in solid #000000" style:writing-mode="lr-tb" fo:padding-top="0in" fo:padding-left="0.0493in" fo:padding-bottom="0in" fo:padding-right="0.0493in"/>
    </style:style>
    <style:style style:name="P584" style:parent-style-name="Table" style:family="paragraph">
      <style:paragraph-properties fo:keep-with-next="auto" fo:keep-together="auto"/>
    </style:style>
    <style:style style:name="P585" style:parent-style-name="Überschrift1" style:master-page-name="MP4" style:list-style-name="WW_OutlineListStyle_1" style:family="paragraph">
      <style:paragraph-properties fo:break-before="page"/>
    </style:style>
    <style:style style:name="TableColumn587" style:family="table-column">
      <style:table-column-properties style:column-width="2.018in" style:use-optimal-column-width="false"/>
    </style:style>
    <style:style style:name="TableColumn588" style:family="table-column">
      <style:table-column-properties style:column-width="3.9375in" style:use-optimal-column-width="false"/>
    </style:style>
    <style:style style:name="Table586" style:family="table">
      <style:table-properties style:width="5.9555in" fo:margin-left="0in" table:align="lef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591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59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593" style:parent-style-name="Listenabsatz" style:list-style-name="LFO4" style:family="paragraph"/>
    <style:style style:name="P594" style:parent-style-name="Listenabsatz" style:list-style-name="LFO4" style:family="paragraph"/>
    <style:style style:name="P595" style:parent-style-name="Listenabsatz" style:list-style-name="LFO4" style:family="paragraph"/>
    <style:style style:name="P596" style:parent-style-name="Listenabsatz" style:list-style-name="LFO4" style:family="paragraph"/>
    <style:style style:name="P597" style:parent-style-name="Listenabsatz" style:list-style-name="LFO4" style:family="paragraph"/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600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01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604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05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608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0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610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P611" style:parent-style-name="Standard" style:family="paragraph">
      <style:paragraph-properties fo:line-height="0.1798in"/>
    </style:style>
    <style:style style:name="TableColumn613" style:family="table-column">
      <style:table-column-properties style:column-width="0.3152in" style:use-optimal-column-width="false"/>
    </style:style>
    <style:style style:name="TableColumn614" style:family="table-column">
      <style:table-column-properties style:column-width="2.2638in" style:use-optimal-column-width="false"/>
    </style:style>
    <style:style style:name="TableColumn615" style:family="table-column">
      <style:table-column-properties style:column-width="4.1847in" style:use-optimal-column-width="false"/>
    </style:style>
    <style:style style:name="Table612" style:family="table">
      <style:table-properties style:width="6.7638in" fo:margin-left="-0.0597in" table:align="lef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0.0208in solid #000000" fo:border-left="0.0208in solid #000000" fo:border-bottom="0.0104in dashed #FFFFFF" fo:border-right="none" style:writing-mode="lr-tb" fo:padding-top="0in" fo:padding-left="0.0493in" fo:padding-bottom="0in" fo:padding-right="0.0493in"/>
    </style:style>
    <style:style style:name="P618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619" style:family="table-cell">
      <style:table-cell-properties fo:border-top="0.0208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P620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 fo:font-size="10pt" style:font-size-asian="10pt" style:font-size-complex="10pt"/>
    </style:style>
    <style:style style:name="TableCell621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P622" style:parent-style-name="Standard" style:family="paragraph">
      <style:paragraph-properties fo:keep-with-next="always" fo:keep-together="always" fo:margin-top="0.0416in" fo:margin-bottom="0.0416in"/>
      <style:text-properties fo:font-weight="bold" style:font-weight-asian="bold" style:font-weight-complex="bold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625" style:parent-style-name="Standard" style:list-style-name="LFO5" style:family="paragraph">
      <style:paragraph-properties fo:text-align="end" fo:margin-top="0.0138in" fo:margin-bottom="0.0138in"/>
    </style:style>
    <style:style style:name="TableCell62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627" style:parent-style-name="Standard" style:family="paragraph">
      <style:paragraph-properties fo:margin-top="0.0138in" fo:margin-bottom="0.0138in"/>
    </style:style>
    <style:style style:name="TableCell62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631" style:parent-style-name="Standard" style:list-style-name="LFO5" style:family="paragraph">
      <style:paragraph-properties fo:text-align="end" fo:margin-top="0.0138in" fo:margin-bottom="0.0138in"/>
    </style:style>
    <style:style style:name="TableCell632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633" style:parent-style-name="Standard" style:family="paragraph">
      <style:paragraph-properties fo:margin-top="0.0138in" fo:margin-bottom="0.0138in"/>
    </style:style>
    <style:style style:name="TableCell63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637" style:parent-style-name="Standard" style:list-style-name="LFO5" style:family="paragraph">
      <style:paragraph-properties fo:text-align="end" fo:margin-top="0.0138in" fo:margin-bottom="0.0138in"/>
    </style:style>
    <style:style style:name="TableCell638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639" style:parent-style-name="Standard" style:family="paragraph">
      <style:paragraph-properties fo:margin-top="0.0138in" fo:margin-bottom="0.0138in"/>
    </style:style>
    <style:style style:name="TableCell64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643" style:parent-style-name="Standard" style:list-style-name="LFO5" style:family="paragraph">
      <style:paragraph-properties fo:text-align="end" fo:margin-top="0.0138in" fo:margin-bottom="0.0138in"/>
    </style:style>
    <style:style style:name="TableCell644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645" style:parent-style-name="Standard" style:family="paragraph">
      <style:paragraph-properties fo:margin-top="0.0138in" fo:margin-bottom="0.0138in"/>
    </style:style>
    <style:style style:name="TableCell64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649" style:parent-style-name="Standard" style:list-style-name="LFO5" style:family="paragraph">
      <style:paragraph-properties fo:text-align="end" fo:margin-top="0.0138in" fo:margin-bottom="0.0138in"/>
    </style:style>
    <style:style style:name="TableCell650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651" style:parent-style-name="Standard" style:family="paragraph">
      <style:paragraph-properties fo:margin-top="0.0138in" fo:margin-bottom="0.0138in"/>
    </style:style>
    <style:style style:name="TableCell65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0.0104in solid #000000" fo:border-left="0.0208in solid #000000" fo:border-bottom="0.0104in solid #000000" fo:border-right="none" style:writing-mode="lr-tb" fo:padding-top="0in" fo:padding-left="0.0493in" fo:padding-bottom="0in" fo:padding-right="0.0493in"/>
    </style:style>
    <style:style style:name="P655" style:parent-style-name="Standard" style:list-style-name="LFO5" style:family="paragraph">
      <style:paragraph-properties fo:text-align="end" fo:margin-top="0.0138in" fo:margin-bottom="0.0138in"/>
    </style:style>
    <style:style style:name="TableCell65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657" style:parent-style-name="Standard" style:family="paragraph">
      <style:paragraph-properties fo:margin-top="0.0138in" fo:margin-bottom="0.0138in"/>
    </style:style>
    <style:style style:name="TableCell65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493in" fo:padding-bottom="0in" fo:padding-right="0.0493i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104in solid #000000" fo:border-left="0.0208in solid #000000" fo:border-bottom="0.0208in solid #000000" fo:border-right="none" style:writing-mode="lr-tb" fo:padding-top="0in" fo:padding-left="0.0493in" fo:padding-bottom="0in" fo:padding-right="0.0493in"/>
    </style:style>
    <style:style style:name="P661" style:parent-style-name="Standard" style:list-style-name="LFO5" style:family="paragraph">
      <style:paragraph-properties style:snap-to-layout-grid="false" fo:text-align="end" fo:margin-top="0.0138in" fo:margin-bottom="0.0138in"/>
      <style:text-properties fo:font-style="italic" style:font-style-asian="italic" style:font-style-complex="italic" fo:color="#0000FF"/>
    </style:style>
    <style:style style:name="TableCell662" style:family="table-cell">
      <style:table-cell-properties fo:border-top="0.0104in solid #000000" fo:border-left="0.0104in solid #000000" fo:border-bottom="0.0208in solid #000000" fo:border-right="none" style:writing-mode="lr-tb" fo:padding-top="0in" fo:padding-left="0.0493in" fo:padding-bottom="0in" fo:padding-right="0.0493in"/>
    </style:style>
    <style:style style:name="P663" style:parent-style-name="Standard" style:family="paragraph">
      <style:paragraph-properties fo:margin-top="0.0138in" fo:margin-bottom="0.0138in"/>
    </style:style>
    <style:style style:name="TableCell664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493in" fo:padding-bottom="0in" fo:padding-right="0.0493in"/>
    </style:style>
    <style:style style:name="P665" style:parent-style-name="Standard" style:family="paragraph">
      <style:paragraph-properties style:snap-to-layout-grid="false" fo:margin-top="0.0138in" fo:margin-bottom="0.0138in"/>
    </style:style>
    <style:style style:name="TableColumn667" style:family="table-column">
      <style:table-column-properties style:column-width="1.9201in" style:use-optimal-column-width="false"/>
    </style:style>
    <style:style style:name="TableColumn668" style:family="table-column">
      <style:table-column-properties style:column-width="4.0354in" style:use-optimal-column-width="false"/>
    </style:style>
    <style:style style:name="Table666" style:family="table">
      <style:table-properties style:width="5.9555in" fo:margin-left="-0.0493in" table:align="lef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0.0104in solid #000000" fo:border-left="none" fo:border-bottom="0.0104in dashed #FFFFFF" fo:border-right="none" style:writing-mode="lr-tb" fo:padding-top="0in" fo:padding-left="0.0493in" fo:padding-bottom="0in" fo:padding-right="0.0493in"/>
    </style:style>
    <style:style style:name="P671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72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0.0104in dashed #FFFFFF" fo:border-left="none" fo:border-bottom="0.0104in dashed #FFFFFF" fo:border-right="none" style:writing-mode="lr-tb" fo:padding-top="0in" fo:padding-left="0.0493in" fo:padding-bottom="0in" fo:padding-right="0.0493in"/>
    </style:style>
    <style:style style:name="P675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76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0.0104in dashed #FFFFFF" fo:border-left="none" fo:border-bottom="0.0104in dashed #FFFFFF" fo:border-right="none" style:writing-mode="lr-tb" fo:padding-top="0in" fo:padding-left="0.0493in" fo:padding-bottom="0in" fo:padding-right="0.0493in"/>
    </style:style>
    <style:style style:name="P679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80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0.0104in dashed #FFFFFF" fo:border-left="none" fo:border-bottom="0.0104in solid #000000" fo:border-right="none" style:writing-mode="lr-tb" fo:padding-top="0in" fo:padding-left="0.0493in" fo:padding-bottom="0in" fo:padding-right="0.0493in"/>
    </style:style>
    <style:style style:name="P683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84" style:family="table-cell">
      <style:table-cell-properties fo:border-top="0.0104in dashed #FFFFFF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0.0104in dashed #FFFFFF" fo:border-left="none" fo:border-bottom="0.0104in dashed #FFFFFF" fo:border-right="none" style:writing-mode="lr-tb" fo:padding-top="0in" fo:padding-left="0.0493in" fo:padding-bottom="0in" fo:padding-right="0.0493in"/>
    </style:style>
    <style:style style:name="P687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88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0.0104in dashed #FFFFFF" fo:border-left="none" fo:border-bottom="0.0104in solid #000000" fo:border-right="none" style:writing-mode="lr-tb" fo:padding-top="0in" fo:padding-left="0.0493in" fo:padding-bottom="0in" fo:padding-right="0.0493in"/>
    </style:style>
    <style:style style:name="P691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92" style:family="table-cell">
      <style:table-cell-properties fo:border-top="0.0104in dashed #FFFFFF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0.0104in dashed #FFFFFF" fo:border-left="none" fo:border-bottom="0.0104in dashed #FFFFFF" fo:border-right="none" style:writing-mode="lr-tb" fo:padding-top="0in" fo:padding-left="0.0493in" fo:padding-bottom="0in" fo:padding-right="0.0493in"/>
    </style:style>
    <style:style style:name="P695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696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0.0104in dashed #FFFFFF" fo:border-left="none" fo:border-bottom="0.0104in dashed #FFFFFF" fo:border-right="none" style:writing-mode="lr-tb" fo:padding-top="0in" fo:padding-left="0.0493in" fo:padding-bottom="0in" fo:padding-right="0.0493in"/>
    </style:style>
    <style:style style:name="P699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700" style:family="table-cell">
      <style:table-cell-properties fo:border-top="0.0104in dashed #FFFFFF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0.0104in dashed #FFFFFF" fo:border-left="none" fo:border-bottom="0.0104in solid #000000" fo:border-right="none" style:writing-mode="lr-tb" fo:padding-top="0in" fo:padding-left="0.0493in" fo:padding-bottom="0in" fo:padding-right="0.0493in"/>
    </style:style>
    <style:style style:name="P703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704" style:family="table-cell">
      <style:table-cell-properties fo:border-top="0.0104in dashed #FFFFFF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705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 fo:font-style="italic" style:font-style-asian="italic" style:font-style-complex="italic" fo:color="#0000FF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708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70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710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TableColumn712" style:family="table-column">
      <style:table-column-properties style:column-width="1.9201in" style:use-optimal-column-width="false"/>
    </style:style>
    <style:style style:name="TableColumn713" style:family="table-column">
      <style:table-column-properties style:column-width="4.0354in" style:use-optimal-column-width="false"/>
    </style:style>
    <style:style style:name="Table711" style:family="table">
      <style:table-properties style:width="5.9555in" fo:margin-left="-0.0493in" table:align="lef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0.0104in solid #000000" fo:border-left="none" fo:border-bottom="0.0104in dashed #FFFFFF" fo:border-right="none" style:writing-mode="lr-tb" fo:padding-top="0in" fo:padding-left="0.0493in" fo:padding-bottom="0in" fo:padding-right="0.0493in"/>
    </style:style>
    <style:style style:name="P716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717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0.0104in solid #000000" fo:border-left="none" fo:border-bottom="0.0104in dashed #FFFFFF" fo:border-right="none" style:writing-mode="lr-tb" fo:padding-top="0in" fo:padding-left="0.0493in" fo:padding-bottom="0in" fo:padding-right="0.0493in"/>
    </style:style>
    <style:style style:name="P720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721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724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725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728" style:parent-style-name="Standard" style:family="paragraph">
      <style:paragraph-properties fo:margin-top="0.0416in" fo:margin-bottom="0.0138in"/>
      <style:text-properties fo:font-weight="bold" style:font-weight-asian="bold" style:font-weight-complex="bold"/>
    </style:style>
    <style:style style:name="TableCell729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730" style:parent-style-name="Standard" style:family="paragraph">
      <style:paragraph-properties style:snap-to-layout-grid="false" fo:margin-top="0.0416in" fo:margin-bottom="0.0138in"/>
      <style:text-properties fo:font-weight="bold" style:font-weight-asian="bold" style:font-weight-complex="bold"/>
    </style:style>
    <style:style style:name="P731" style:parent-style-name="Standard" style:family="paragraph">
      <style:paragraph-properties fo:keep-with-next="always" fo:keep-together="always"/>
    </style:style>
    <style:style style:name="TableColumn733" style:family="table-column">
      <style:table-column-properties style:column-width="1.9201in" style:use-optimal-column-width="false"/>
    </style:style>
    <style:style style:name="TableColumn734" style:family="table-column">
      <style:table-column-properties style:column-width="4.0354in" style:use-optimal-column-width="false"/>
    </style:style>
    <style:style style:name="Table732" style:family="table">
      <style:table-properties style:width="5.9555in" fo:margin-left="-0.0493in" table:align="lef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0.0104in solid #000000" fo:border-left="none" fo:border-bottom="0.0104in dashed #FFFFFF" fo:border-right="none" style:writing-mode="lr-tb" fo:padding-top="0in" fo:padding-left="0.0493in" fo:padding-bottom="0in" fo:padding-right="0.0493in"/>
    </style:style>
    <style:style style:name="P737" style:parent-style-name="Standard" style:family="paragraph">
      <style:paragraph-properties fo:keep-with-next="always" fo:keep-together="always" fo:margin-top="0.0416in" fo:margin-bottom="0.0138in"/>
      <style:text-properties fo:font-weight="bold" style:font-weight-asian="bold" style:font-weight-complex="bold"/>
    </style:style>
    <style:style style:name="TableCell738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0.0104in solid #000000" fo:border-left="none" fo:border-bottom="0.0104in dashed #FFFFFF" fo:border-right="none" style:writing-mode="lr-tb" fo:padding-top="0in" fo:padding-left="0.0493in" fo:padding-bottom="0in" fo:padding-right="0.0493in"/>
    </style:style>
    <style:style style:name="P741" style:parent-style-name="Standard" style:family="paragraph">
      <style:paragraph-properties fo:keep-with-next="always" fo:keep-together="always" fo:margin-top="0.0416in" fo:margin-bottom="0.0138in"/>
      <style:text-properties fo:font-weight="bold" style:font-weight-asian="bold" style:font-weight-complex="bold"/>
    </style:style>
    <style:style style:name="TableCell742" style:family="table-cell">
      <style:table-cell-properties fo:border-top="0.0104in solid #000000" fo:border-left="0.0104in solid #000000" fo:border-bottom="0.0104in dashed #FFFFFF" fo:border-right="none" style:writing-mode="lr-tb" fo:padding-top="0in" fo:padding-left="0.0493in" fo:padding-bottom="0in" fo:padding-right="0.0493i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0.0104in solid #000000" fo:border-left="none" fo:border-bottom="0.0104in solid #000000" fo:border-right="none" style:writing-mode="lr-tb" fo:padding-top="0in" fo:padding-left="0.0493in" fo:padding-bottom="0in" fo:padding-right="0.0493in"/>
    </style:style>
    <style:style style:name="P745" style:parent-style-name="Standard" style:family="paragraph">
      <style:paragraph-properties fo:keep-with-next="always" fo:keep-together="always" fo:margin-top="0.0416in" fo:margin-bottom="0.0138in"/>
      <style:text-properties fo:font-weight="bold" style:font-weight-asian="bold" style:font-weight-complex="bold"/>
    </style:style>
    <style:style style:name="TableCell746" style:family="table-cell">
      <style:table-cell-properties fo:border-top="0.0104in solid #000000" fo:border-left="0.0104in solid #000000" fo:border-bottom="0.0104in solid #000000" fo:border-right="none" style:writing-mode="lr-tb" fo:padding-top="0in" fo:padding-left="0.0493in" fo:padding-bottom="0in" fo:padding-right="0.0493in"/>
    </style:style>
    <style:style style:name="P747" style:parent-style-name="Standard" style:family="paragraph">
      <style:paragraph-properties fo:keep-with-next="always" fo:keep-together="always" style:snap-to-layout-grid="false" fo:margin-top="0.0416in" fo:margin-bottom="0.0138in"/>
      <style:text-properties fo:font-weight="bold" style:font-weight-asian="bold" style:font-weight-complex="bold"/>
    </style:style>
    <style:style style:name="P748" style:parent-style-name="KommentierterInhalt" style:list-style-name="LFO6" style:family="paragraph">
      <style:paragraph-properties fo:keep-with-next="always" fo:keep-together="always"/>
      <style:text-properties fo:font-style="normal" style:font-style-asian="normal" style:font-style-complex="normal" style:use-window-font-color="true"/>
    </style:style>
    <style:style style:name="P749" style:parent-style-name="Listenabsatz" style:list-style-name="LFO6" style:family="paragraph"/>
    <style:style style:name="P750" style:parent-style-name="Listenabsatz" style:list-style-name="LFO6" style:family="paragraph"/>
    <style:style style:name="P751" style:parent-style-name="Listenabsatz" style:list-style-name="LFO6" style:family="paragraph"/>
    <style:style style:name="P752" style:parent-style-name="Listenabsatz" style:list-style-name="LFO7" style:family="paragraph"/>
    <style:style style:name="P753" style:parent-style-name="Listenabsatz" style:list-style-name="LFO7" style:family="paragraph"/>
    <style:style style:name="P754" style:parent-style-name="Listenabsatz" style:list-style-name="LFO7" style:family="paragraph"/>
    <style:style style:name="P755" style:parent-style-name="Listenabsatz" style:list-style-name="LFO7" style:family="paragraph"/>
    <style:style style:name="P756" style:parent-style-name="Listenabsatz" style:list-style-name="LFO7" style:family="paragraph"/>
    <style:style style:name="P757" style:parent-style-name="Listenabsatz" style:list-style-name="LFO8" style:family="paragraph"/>
    <style:style style:name="P758" style:parent-style-name="Listenabsatz" style:list-style-name="LFO8" style:family="paragraph"/>
    <style:style style:name="P759" style:parent-style-name="Listenabsatz" style:list-style-name="LFO8" style:family="paragraph"/>
    <style:style style:name="P760" style:parent-style-name="Listenabsatz" style:list-style-name="LFO8" style:family="paragraph"/>
    <style:style style:name="P761" style:parent-style-name="Listenabsatz" style:list-style-name="LFO9" style:family="paragraph"/>
    <style:style style:name="P762" style:parent-style-name="Listenabsatz" style:list-style-name="LFO9" style:family="paragraph"/>
    <style:style style:name="P763" style:parent-style-name="Standard" style:list-style-name="LFO10" style:family="paragraph"/>
    <style:style style:name="P764" style:parent-style-name="Standard" style:list-style-name="LFO10" style:family="paragraph"/>
    <style:style style:name="P765" style:parent-style-name="Standard" style:list-style-name="LFO10" style:family="paragraph"/>
    <style:style style:name="P766" style:parent-style-name="Standard" style:list-style-name="LFO10" style:family="paragraph"/>
    <style:style style:name="P767" style:parent-style-name="Listenabsatz" style:list-style-name="LFO10" style:family="paragraph"/>
    <style:style style:name="P768" style:parent-style-name="Listenabsatz" style:list-style-name="LFO11" style:family="paragraph"/>
    <style:style style:name="P769" style:parent-style-name="Listenabsatz" style:list-style-name="LFO11" style:family="paragraph"/>
    <style:style style:name="P770" style:parent-style-name="Listenabsatz" style:list-style-name="LFO11" style:family="paragraph"/>
    <style:style style:name="P771" style:parent-style-name="Listenabsatz" style:list-style-name="LFO11" style:family="paragraph"/>
  </office:automatic-styles>
  <office:body>
    <office:text text:use-soft-page-breaks="true">
      <text:p text:style-name="P1"/>
      <text:p text:style-name="P56"/>
      <text:p text:style-name="P57"/>
      <text:p text:style-name="P58"/>
      <text:p text:style-name="P59">Projektplan</text:p>
      <text:p text:style-name="Projekt">Energieprognose</text:p>
      <text:p text:style-name="Version">0.0.1</text:p>
      <text:p text:style-name="P60"/>
      <text:p text:style-name="P61"/>
      <text:p text:style-name="P62"/>
      <text:p text:style-name="P63">Verteiler:</text:p>
      <text:p text:style-name="P64"/>
      <text:p text:style-name="P65"><text:span text:style-name="T66">Name (alphab.)</text:span><text:span text:style-name="T67"><text:tab/>Abteilung</text:span><text:span text:style-name="T68"><text:tab/>Ort</text:span></text:p>
      <text:p text:style-name="P69">Hannes Schürer<text:tab/>Metall<text:tab/>Hallein</text:p>
      <text:p text:style-name="P70">Johannes Rehrl<text:tab/>Metall<text:tab/>Hallein</text:p>
      <text:p text:style-name="P71">Benjamin Murica<text:tab/>Metall<text:tab/>Hallein</text:p>
      <text:p text:style-name="P72">Dokumentenverwaltung</text:p>
      <text:p text:style-name="P73"/>
      <text:p text:style-name="P74">Dokument-Historie</text:p>
      <text:p text:style-name="P75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Version</text:p>
          </table:table-cell>
          <table:table-cell table:style-name="TableCell85">
            <text:p text:style-name="P86">Status</text:p>
          </table:table-cell>
          <table:table-cell table:style-name="TableCell87">
            <text:p text:style-name="P88">Datum</text:p>
          </table:table-cell>
          <table:table-cell table:style-name="TableCell89">
            <text:p text:style-name="P90">Verantwortlicher</text:p>
          </table:table-cell>
          <table:table-cell table:style-name="TableCell91">
            <text:p text:style-name="P92">Änderungsgrund</text:p>
          </table:table-cell>
        </table:table-row>
        <table:table-row table:style-name="TableRow93">
          <table:table-cell table:style-name="TableCell94">
            <text:p text:style-name="P95">0.0.1</text:p>
          </table:table-cell>
          <table:table-cell table:style-name="TableCell96">
            <text:p text:style-name="P97">Review</text:p>
          </table:table-cell>
          <table:table-cell table:style-name="TableCell98">
            <text:p text:style-name="P99">06.11.19</text:p>
          </table:table-cell>
          <table:table-cell table:style-name="TableCell100">
            <text:p text:style-name="P101">Schürer, Rehrl ,Murica<text:s/></text:p>
          </table:table-cell>
          <table:table-cell table:style-name="TableCell102">
            <text:p text:style-name="P103">Erstellung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P126"/>
      <text:p text:style-name="P127">Änderungsberechtigte</text:p>
      <text:p text:style-name="P128">Hannes Schürer<text:tab/>Metall<text:tab/>Hallein</text:p>
      <text:p text:style-name="P129">Johannes Rehrl<text:tab/>Metall<text:tab/>Hallein</text:p>
      <text:p text:style-name="P130">Benjamin Murica<text:tab/>Metall<text:tab/>Hallein</text:p>
      <text:p text:style-name="P131"/>
      <text:p text:style-name="P132">Dokument wurde mit<text:s/>folgenden Tools erstellt:</text:p>
      <text:p text:style-name="P133">Word</text:p>
      <text:p text:style-name="P134"/>
      <text:p text:style-name="P135"/>
      <text:p text:style-name="P136">Inhaltsverzeichnis</text:p>
      <text:p text:style-name="P137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1 Projektstammdaten<text:tab/></text:p>
          <text:p text:style-name="Contents1">2 Projektorganisation (Verantwortliche und Ansprechpartner)<text:tab/></text:p>
          <text:p text:style-name="Contents2">2.1 Projektumfeld<text:tab/></text:p>
          <text:p text:style-name="Contents2">2.2 Projektinterne Organisation<text:tab/></text:p>
          <text:p text:style-name="Contents1">3 Komponenten-, Aufwands- und<text:s/>Terminplanung<text:tab/></text:p>
          <text:p text:style-name="Contents1">4 Projektkontrolle und -steuerung<text:tab/></text:p>
          <text:p text:style-name="Contents2">4.1 Projektkontrollpunkte<text:tab/></text:p>
          <text:p text:style-name="Contents2">4.2 Risikomanagement<text:tab/></text:p>
          <text:p text:style-name="Contents2">4.3 Steuerungsmaßnahmen<text:tab/></text:p>
          <text:p text:style-name="Contents1">5 Qualitätssicherung<text:tab/></text:p>
          <text:p text:style-name="Contents2">5.1 Richtlinien, Konventionen, Verfahren und Werkzeuge<text:tab/></text:p>
          <text:p text:style-name="Contents2">5.2 QS-Maßnahmen für Beistellungen<text:tab/></text:p>
          <text:p text:style-name="Contents2">5.3 Überwachung von Unterauftragnehmern<text:tab/></text:p>
          <text:p text:style-name="Contents2">5.4 Archivierung<text:tab/></text:p>
          <text:p text:style-name="Contents1">6 Configuration Management<text:tab/></text:p>
          <text:p text:style-name="Contents2">6.1 Tools und Hardware<text:tab/></text:p>
          <text:p text:style-name="Contents2">6.2 Verwaltungseinheiten<text:tab/></text:p>
          <text:p text:style-name="Contents2">6.3 Zustände von Verwaltungseinheiten<text:tab/></text:p>
          <text:p text:style-name="Contents2">6.4 Namenskonventionen und Ablageschema<text:tab/></text:p>
          <text:p text:style-name="Contents2">6.5 Datensicherung<text:tab/></text:p>
          <text:p text:style-name="Contents2">6.6 Integrations- und Produktionsverfahren<text:tab/></text:p>
          <text:p text:style-name="Contents2">6.7 Freigabeverfahren<text:tab/></text:p>
          <text:p text:style-name="Contents1">7 Änderungs- und Fehlermeldungswesen<text:tab/></text:p>
          <text:p text:style-name="Contents1">8 Wiederverwendung<text:tab/></text:p>
          <text:p text:style-name="Contents2">8.1 Wiederverwendung vorhandener Elemente<text:tab/></text:p>
          <text:p text:style-name="Contents2">8.2 Erstellung wiederverwendbarer Elemente<text:tab/></text:p>
          <text:p text:style-name="Contents1">9 Anhang<text:tab/></text:p>
        </text:index-body>
      </text:table-of-content>
      <text:h text:style-name="P138" text:outline-level="1">Projektstammdaten</text:h>
      <text:p text:style-name="Standard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Projektname</text:p>
          </table:table-cell>
          <table:table-cell table:style-name="TableCell145">
            <text:p text:style-name="P146">Energieprognose</text:p>
          </table:table-cell>
        </table:table-row>
        <table:table-row table:style-name="TableRow147">
          <table:table-cell table:style-name="TableCell148">
            <text:p text:style-name="P149">Auftragsnummer(n)</text:p>
          </table:table-cell>
          <table:table-cell table:style-name="TableCell150">
            <text:p text:style-name="P151">Keine</text:p>
          </table:table-cell>
        </table:table-row>
        <table:table-row table:style-name="TableRow152">
          <table:table-cell table:style-name="TableCell153">
            <text:p text:style-name="P154">Angebotssnummer</text:p>
          </table:table-cell>
          <table:table-cell table:style-name="TableCell155">
            <text:p text:style-name="P156">Keine</text:p>
          </table:table-cell>
        </table:table-row>
        <table:table-row table:style-name="TableRow157">
          <table:table-cell table:style-name="TableCell158">
            <text:p text:style-name="P159">Kurzbezeichnung</text:p>
          </table:table-cell>
          <table:table-cell table:style-name="TableCell160">
            <text:p text:style-name="P161">EPROG</text:p>
          </table:table-cell>
        </table:table-row>
        <table:table-row table:style-name="TableRow162">
          <table:table-cell table:style-name="TableCell163">
            <text:p text:style-name="P164">Projekttyp</text:p>
          </table:table-cell>
          <table:table-cell table:style-name="TableCell165">
            <text:p text:style-name="P166">Entwicklung</text:p>
          </table:table-cell>
        </table:table-row>
        <table:table-row table:style-name="TableRow167">
          <table:table-cell table:style-name="TableCell168">
            <text:p text:style-name="P169">Entwicklungsmethode</text:p>
          </table:table-cell>
          <table:table-cell table:style-name="TableCell170">
            <text:p text:style-name="P171">Keine</text:p>
          </table:table-cell>
        </table:table-row>
        <table:table-row table:style-name="TableRow172">
          <table:table-cell table:style-name="TableCell173">
            <text:p text:style-name="P174">Phasenablaufmodell</text:p>
          </table:table-cell>
          <table:table-cell table:style-name="TableCell175">
            <text:p text:style-name="P176">Wasserfall</text:p>
          </table:table-cell>
        </table:table-row>
        <table:table-row table:style-name="TableRow177">
          <table:table-cell table:style-name="TableCell178">
            <text:p text:style-name="P179">Projektbeginn</text:p>
          </table:table-cell>
          <table:table-cell table:style-name="TableCell180">
            <text:p text:style-name="P181">23.09.2019</text:p>
          </table:table-cell>
        </table:table-row>
        <table:table-row table:style-name="TableRow182">
          <table:table-cell table:style-name="TableCell183">
            <text:p text:style-name="P184">Projektende</text:p>
          </table:table-cell>
          <table:table-cell table:style-name="TableCell185">
            <text:p text:style-name="P186">15.04.2020</text:p>
          </table:table-cell>
        </table:table-row>
        <table:table-row table:style-name="TableRow187">
          <table:table-cell table:style-name="TableCell188">
            <text:p text:style-name="P189">(Geschätzter) Aufwand</text:p>
          </table:table-cell>
          <table:table-cell table:style-name="TableCell190">
            <text:p text:style-name="P191">150 Stunden</text:p>
          </table:table-cell>
        </table:table-row>
        <table:table-row table:style-name="TableRow192">
          <table:table-cell table:style-name="TableCell193">
            <text:p text:style-name="P194">Auftragnehmer</text:p>
          </table:table-cell>
          <table:table-cell table:style-name="TableCell195">
            <text:p text:style-name="P196">Hons &amp; Hons</text:p>
          </table:table-cell>
        </table:table-row>
        <table:table-row table:style-name="TableRow197">
          <table:table-cell table:style-name="TableCell198">
            <text:p text:style-name="P199">Zuständiges GF</text:p>
          </table:table-cell>
          <table:table-cell table:style-name="TableCell200">
            <text:p text:style-name="P201">Johannes Rehrl</text:p>
          </table:table-cell>
        </table:table-row>
        <table:table-row table:style-name="TableRow202">
          <table:table-cell table:style-name="TableCell203">
            <text:p text:style-name="P204">Zuständiger QM</text:p>
          </table:table-cell>
          <table:table-cell table:style-name="TableCell205">
            <text:p text:style-name="P206">Hannes Schürer</text:p>
          </table:table-cell>
        </table:table-row>
        <table:table-row table:style-name="TableRow207">
          <table:table-cell table:style-name="TableCell208">
            <text:p text:style-name="P209">Zuständiger Kaufmann</text:p>
          </table:table-cell>
          <table:table-cell table:style-name="TableCell210">
            <text:p text:style-name="P211">Benjamin Murica</text:p>
          </table:table-cell>
        </table:table-row>
        <table:table-row table:style-name="TableRow212">
          <table:table-cell table:style-name="TableCell213" table:number-columns-spanned="2">
            <text:p text:style-name="P214">Kurzbeschreibung</text:p>
            <text:p text:style-name="P215">Programm zur Prognose von Energiedaten</text:p>
          </table:table-cell>
          <table:covered-table-cell/>
        </table:table-row>
      </table:table>
      <text:h text:style-name="Überschrift1" text:outline-level="1">Projektorganisation (Verantwortliche und<text:s/>Ansprechpartner)</text:h>
      <text:h text:style-name="Überschrift2" text:outline-level="2">Projektumfeld</text:h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</table:table-columns>
        <table:table-header-rows>
          <table:table-row table:style-name="TableRow220">
            <table:table-cell table:style-name="TableCell221">
              <text:p text:style-name="P222">Funktion</text:p>
            </table:table-cell>
            <table:table-cell table:style-name="TableCell223">
              <text:p text:style-name="P224">Name, Firma/ORG-Einheit, Telefon, Fax</text:p>
            </table:table-cell>
            <table:table-cell table:style-name="TableCell225">
              <text:p text:style-name="P226">Verantwortung für ...</text:p>
            </table:table-cell>
          </table:table-row>
        </table:table-header-rows>
        <table:table-row table:style-name="TableRow227">
          <table:table-cell table:style-name="TableCell228">
            <text:p text:style-name="P229">Auftraggeber</text:p>
          </table:table-cell>
          <table:table-cell table:style-name="TableCell230">
            <text:p text:style-name="P231">Herr Dip. Ing. Willhelm Hehenwarter<text:line-break/>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Kunde<text:s/><text:line-break/>(falls relevant)</text:p>
          </table:table-cell>
          <table:table-cell table:style-name="TableCell237">
            <text:p text:style-name="P238"><text:s/>HTBLA Hallein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Ansprechpartner beim Auftraggeber</text:p>
          </table:table-cell>
          <table:table-cell table:style-name="TableCell244">
            <text:p text:style-name="P245">Johannes Rehrl</text:p>
          </table:table-cell>
          <table:table-cell table:style-name="TableCell246">
            <text:p text:style-name="P247">techn.<text:s/>Fragen und Leistungs­änderungen, Change Requests u. Fehlermeldungen, Übergaben, Abnahme,...</text:p>
          </table:table-cell>
        </table:table-row>
        <table:table-row table:style-name="TableRow248">
          <table:table-cell table:style-name="TableCell249">
            <text:p text:style-name="P250">Entscheidungs­gremien<text:s/><text:line-break/>(falls relevant)</text:p>
          </table:table-cell>
          <table:table-cell table:style-name="TableCell251">
            <text:p text:style-name="P252">Irrelevant</text:p>
          </table:table-cell>
          <table:table-cell table:style-name="TableCell253">
            <text:p text:style-name="P254">CCB: Entscheiden über Fehler­meldun­gen und Änderungs­wünsche,...</text:p>
          </table:table-cell>
        </table:table-row>
      </table:table>
      <text:p text:style-name="Standard"/>
      <text:h text:style-name="Überschrift2" text:outline-level="2">Projektinterne Organisation</text:h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header-rows>
          <table:table-row table:style-name="TableRow260">
            <table:table-cell table:style-name="TableCell261">
              <text:p text:style-name="P262">Funktion</text:p>
            </table:table-cell>
            <table:table-cell table:style-name="TableCell263">
              <text:p text:style-name="P264">Name, ORG-Einheit, Standort, Telefon, Fax</text:p>
            </table:table-cell>
            <table:table-cell table:style-name="TableCell265">
              <text:p text:style-name="P266">Aufgabe(n)</text:p>
            </table:table-cell>
            <table:table-cell table:style-name="TableCell267">
              <text:p text:style-name="P268">Verfüg­bar</text:p>
            </table:table-cell>
          </table:table-row>
        </table:table-header-rows>
        <table:table-row table:style-name="TableRow269">
          <table:table-cell table:style-name="TableCell270">
            <text:p text:style-name="P271">Projektleiter</text:p>
          </table:table-cell>
          <table:table-cell table:style-name="TableCell272">
            <text:p text:style-name="P273">Johannes Rehrl<text:line-break/></text:p>
          </table:table-cell>
          <table:table-cell table:style-name="TableCell274">
            <text:p text:style-name="P275">Projektplanung und<text:s/><text:line-break/>-steuerung,</text:p>
            <text:p text:style-name="P276">Personal-Rekrutierung,</text:p>
            <text:p text:style-name="P277">HW/SW-Bestellung,</text:p>
            <text:p text:style-name="P278">Monatsberichte,</text:p>
            <text:p text:style-name="P279">Ansprechpartner für Auftraggeber,</text:p>
            <text:p text:style-name="P280">...</text:p>
          </table:table-cell>
          <table:table-cell table:style-name="TableCell281">
            <text:p text:style-name="P282">50%</text:p>
          </table:table-cell>
        </table:table-row>
        <table:table-row table:style-name="TableRow283">
          <table:table-cell table:style-name="TableCell284">
            <text:p text:style-name="P285">QSV</text:p>
          </table:table-cell>
          <table:table-cell table:style-name="TableCell286">
            <text:p text:style-name="P287">Hannes Schürer</text:p>
          </table:table-cell>
          <table:table-cell table:style-name="TableCell288">
            <text:p text:style-name="P289">QS-Planung,</text:p>
            <text:p text:style-name="P290">Q-Berichte,<text:line-break/>Archivierung der Q-Aufzeichnungen,</text:p>
            <text:p text:style-name="P291">...</text:p>
          </table:table-cell>
          <table:table-cell table:style-name="TableCell292">
            <text:p text:style-name="P293">50%</text:p>
          </table:table-cell>
        </table:table-row>
        <table:table-row table:style-name="TableRow294">
          <table:table-cell table:style-name="TableCell295">
            <text:p text:style-name="P296">Projekt-Team</text:p>
          </table:table-cell>
          <table:table-cell table:style-name="TableCell297">
            <text:p text:style-name="P298">Benjamin Murica, Hannes Schürer, Johannes Rehrl</text:p>
          </table:table-cell>
          <table:table-cell table:style-name="TableCell299">
            <text:p text:style-name="P300">Entwicklung von ... / Datenbank /<text:s/><text:line-break/>CM / Fehlermelde­wesen / Dokumentation / WV</text:p>
            <text:p text:style-name="P301">...</text:p>
          </table:table-cell>
          <table:table-cell table:style-name="TableCell302">
            <text:p text:style-name="P303">100%0</text:p>
          </table:table-cell>
        </table:table-row>
      </table:table>
      <text:h text:style-name="P304" text:outline-level="1"><text:bookmark-start text:name="_Ref424724630"/><text:bookmark-start text:name="_Ref424724618"/>Komponenten-, Aufwands- und<text:s/>Terminplanung<text:bookmark-end text:name="_Ref424724630"/><text:bookmark-end text:name="_Ref424724618"/></text:h>
      <text:p text:style-name="Standard"/>
      <text:p text:style-name="P306">Auf Verlangen muss die Abschätzung über einen Produktstrukturplan (PSP) nachgewiesen werden.</text:p>
      <text:p text:style-name="Standard"/>
      <text:p text:style-name="Standard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header-rows>
          <table:table-row table:style-name="TableRow315">
            <table:table-cell table:style-name="TableCell316">
              <text:p text:style-name="P317">Phase</text:p>
            </table:table-cell>
            <table:table-cell table:style-name="TableCell318">
              <text:p text:style-name="P319">Ergebnis</text:p>
            </table:table-cell>
            <table:table-cell table:style-name="TableCell320">
              <text:p text:style-name="P321">Meilenstein</text:p>
            </table:table-cell>
            <table:table-cell table:style-name="TableCell322">
              <text:p text:style-name="P323">Verantwortlich</text:p>
            </table:table-cell>
            <table:table-cell table:style-name="TableCell324">
              <text:p text:style-name="P325">Aufwand</text:p>
            </table:table-cell>
            <table:table-cell table:style-name="TableCell326">
              <text:p text:style-name="P327">Termin</text:p>
            </table:table-cell>
            <table:table-cell table:style-name="TableCell328">
              <text:p text:style-name="P329">Review</text:p>
            </table:table-cell>
          </table:table-row>
        </table:table-header-rows>
        <table:table-row table:style-name="TableRow330">
          <table:table-cell table:style-name="TableCell331">
            <text:p text:style-name="P332">Definition</text:p>
          </table:table-cell>
          <table:table-cell table:style-name="TableCell333">
            <text:p text:style-name="P334">Angebot</text:p>
          </table:table-cell>
          <table:table-cell table:style-name="TableCell335">
            <text:p text:style-name="P336">T21:<text:line-break/>Angebot gelegt</text:p>
          </table:table-cell>
          <table:table-cell table:style-name="TableCell337">
            <text:p text:style-name="P338">Rehrl Johannes</text:p>
          </table:table-cell>
          <table:table-cell table:style-name="TableCell339">
            <text:p text:style-name="P340">2 Stunden</text:p>
          </table:table-cell>
          <table:table-cell table:style-name="TableCell341">
            <text:p text:style-name="P342">23.09.19</text:p>
          </table:table-cell>
          <table:table-cell table:style-name="TableCell343">
            <text:p text:style-name="P344">Herr<text:s/>Hehenwarter</text:p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>Pflichten­heft<text:line-break/>(falls nicht im Angebot enthalten)</text:p>
          </table:table-cell>
          <table:table-cell table:style-name="TableCell350">
            <text:p text:style-name="P351">T22:<text:s/><text:line-break/>Pflichtenheft abgestimmt</text:p>
          </table:table-cell>
          <table:table-cell table:style-name="TableCell352">
            <text:p text:style-name="P353">Schürer Hannes<text:s/></text:p>
          </table:table-cell>
          <table:table-cell table:style-name="TableCell354">
            <text:p text:style-name="P355">18 Stunden</text:p>
          </table:table-cell>
          <table:table-cell table:style-name="TableCell356">
            <text:p text:style-name="P357">11.10.19</text:p>
          </table:table-cell>
          <table:table-cell table:style-name="TableCell358">
            <text:p text:style-name="P359">Herr Hehenwarter</text:p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>Planungsdokument</text:p>
          </table:table-cell>
          <table:table-cell table:style-name="TableCell365">
            <text:p text:style-name="P366">PQ2:<text:line-break/>Projekt ge­plant</text:p>
          </table:table-cell>
          <table:table-cell table:style-name="TableCell367">
            <text:p text:style-name="P368">Hannes Schürer, Rehrl Johannes</text:p>
          </table:table-cell>
          <table:table-cell table:style-name="TableCell369">
            <text:p text:style-name="P370">12 Stunden</text:p>
          </table:table-cell>
          <table:table-cell table:style-name="TableCell371">
            <text:p text:style-name="P372">24.10.19</text:p>
          </table:table-cell>
          <table:table-cell table:style-name="TableCell373">
            <text:p text:style-name="P374">Herr<text:s/>Hehenwarter</text:p>
          </table:table-cell>
        </table:table-row>
        <table:table-row table:style-name="TableRow375">
          <table:table-cell table:style-name="TableCell376">
            <text:p text:style-name="P377">Entwurf</text:p>
          </table:table-cell>
          <table:table-cell table:style-name="TableCell378">
            <text:p text:style-name="P379">Grobspezi­fi­kation</text:p>
          </table:table-cell>
          <table:table-cell table:style-name="TableCell380">
            <text:p text:style-name="P381">PT3:<text:line-break/>Produkt spezifiziert, Planung aktualisiert</text:p>
          </table:table-cell>
          <table:table-cell table:style-name="TableCell382">
            <text:p text:style-name="P383">Projekt Team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>Detail­spezi­fi­kation(en)</text:p>
          </table:table-cell>
          <table:table-cell table:style-name="TableCell395">
            <text:p text:style-name="P396"/>
          </table:table-cell>
          <table:table-cell table:style-name="TableCell397">
            <text:p text:style-name="P398">Projekt Team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/>
          </table:table-cell>
          <table:table-cell table:style-name="TableCell408">
            <text:p text:style-name="P409">aktualisiertes Planungsdokument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Realisierung</text:p>
          </table:table-cell>
          <table:table-cell table:style-name="TableCell438">
            <text:p text:style-name="P439">Komponente Datenbank</text:p>
          </table:table-cell>
          <table:table-cell table:style-name="TableCell440">
            <text:p text:style-name="P441">T4:</text:p>
          </table:table-cell>
          <table:table-cell table:style-name="TableCell442">
            <text:p text:style-name="P443">Johannes Rehrl</text:p>
          </table:table-cell>
          <table:table-cell table:style-name="TableCell444">
            <text:p text:style-name="P445">10<text:s/>Stunden</text:p>
          </table:table-cell>
          <table:table-cell table:style-name="TableCell446">
            <text:p text:style-name="P447">13.11.19</text:p>
          </table:table-cell>
          <table:table-cell table:style-name="TableCell448">
            <text:p text:style-name="P449"/>
          </table:table-cell>
        </table:table-row>
        <table:table-row table:style-name="TableRow450">
          <table:table-cell table:style-name="TableCell451">
            <text:p text:style-name="P452"/>
          </table:table-cell>
          <table:table-cell table:style-name="TableCell453">
            <text:p text:style-name="P454">Komponente Frontend</text:p>
          </table:table-cell>
          <table:table-cell table:style-name="TableCell455">
            <text:p text:style-name="P456">System bereit zum Einsatz</text:p>
          </table:table-cell>
          <table:table-cell table:style-name="TableCell457">
            <text:p text:style-name="P458">Benjamin Murica, Hannes Schürer</text:p>
          </table:table-cell>
          <table:table-cell table:style-name="TableCell459">
            <text:p text:style-name="P460">10 Stunden</text:p>
          </table:table-cell>
          <table:table-cell table:style-name="TableCell461">
            <text:p text:style-name="P462">13.11.19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>Komponente Backend</text:p>
          </table:table-cell>
          <table:table-cell table:style-name="TableCell470">
            <text:p text:style-name="P471"/>
          </table:table-cell>
          <table:table-cell table:style-name="TableCell472">
            <text:p text:style-name="P473">Rehrl Johannes, Hannes Schürer</text:p>
          </table:table-cell>
          <table:table-cell table:style-name="TableCell474">
            <text:p text:style-name="P475">10 Stunden</text:p>
          </table:table-cell>
          <table:table-cell table:style-name="TableCell476">
            <text:p text:style-name="P477">13.11.19</text:p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/>
          </table:table-cell>
          <table:table-cell table:style-name="TableCell483">
            <text:p text:style-name="P484">(Systemgetestetes) Produkt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/>
          </table:table-cell>
          <table:table-cell table:style-name="TableCell498">
            <text:p text:style-name="P499">Produktdokumentation</text:p>
          </table:table-cell>
          <table:table-cell table:style-name="TableCell500">
            <text:p text:style-name="P501"/>
          </table:table-cell>
          <table:table-cell table:style-name="TableCell502">
            <text:p text:style-name="P503">Projektteam</text:p>
          </table:table-cell>
          <table:table-cell table:style-name="TableCell504">
            <text:p text:style-name="P505">5 Stunden</text:p>
          </table:table-cell>
          <table:table-cell table:style-name="TableCell506">
            <text:p text:style-name="P507">10.02.20</text:p>
          </table:table-cell>
          <table:table-cell table:style-name="TableCell508">
            <text:p text:style-name="P509"/>
          </table:table-cell>
        </table:table-row>
        <table:table-row table:style-name="TableRow510">
          <table:table-cell table:style-name="TableCell511">
            <text:p text:style-name="P512"/>
          </table:table-cell>
          <table:table-cell table:style-name="TableCell513">
            <text:p text:style-name="P514">Testdaten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P529">Test­bericht</text:p>
          </table:table-cell>
          <table:table-cell table:style-name="TableCell530">
            <text:p text:style-name="P531">Q4:<text:line-break/>Produkt überprüft</text:p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>—</text:p>
          </table:table-cell>
        </table:table-row>
        <table:table-row table:style-name="TableRow540">
          <table:table-cell table:style-name="TableCell541">
            <text:p text:style-name="P542"/>
          </table:table-cell>
          <table:table-cell table:style-name="TableCell543">
            <text:p text:style-name="P544">Abnahme­be­richt</text:p>
          </table:table-cell>
          <table:table-cell table:style-name="TableCell545">
            <text:p text:style-name="P546">P4:<text:line-break/>Produkt abge­nommen</text:p>
          </table:table-cell>
          <table:table-cell table:style-name="TableCell547">
            <text:p text:style-name="P548">Johannes Rehrl</text:p>
          </table:table-cell>
          <table:table-cell table:style-name="TableCell549">
            <text:p text:style-name="P550">1 Stunde</text:p>
          </table:table-cell>
          <table:table-cell table:style-name="TableCell551">
            <text:p text:style-name="P552"/>
          </table:table-cell>
          <table:table-cell table:style-name="TableCell553">
            <text:p text:style-name="P554">—</text:p>
          </table:table-cell>
        </table:table-row>
        <table:table-row table:style-name="TableRow555">
          <table:table-cell table:style-name="TableCell556">
            <text:p text:style-name="P557">Abschluß</text:p>
          </table:table-cell>
          <table:table-cell table:style-name="TableCell558">
            <text:p text:style-name="P559">Archivierte Dokumente und Daten (Projekt­ordner)</text:p>
          </table:table-cell>
          <table:table-cell table:style-name="TableCell560">
            <text:p text:style-name="P561"/>
          </table:table-cell>
          <table:table-cell table:style-name="TableCell562">
            <text:p text:style-name="P563">Projektteam</text:p>
          </table:table-cell>
          <table:table-cell table:style-name="TableCell564">
            <text:p text:style-name="P565">1 Stunde</text:p>
          </table:table-cell>
          <table:table-cell table:style-name="TableCell566">
            <text:p text:style-name="P567"/>
          </table:table-cell>
          <table:table-cell table:style-name="TableCell568">
            <text:p text:style-name="P569">—</text:p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Projekt­abschluß­bericht</text:p>
          </table:table-cell>
          <table:table-cell table:style-name="TableCell575">
            <text:p text:style-name="P576">P6:<text:line-break/>Projekt abge­schlos­sen</text:p>
          </table:table-cell>
          <table:table-cell table:style-name="TableCell577">
            <text:p text:style-name="P578">Projektteam</text:p>
          </table:table-cell>
          <table:table-cell table:style-name="TableCell579">
            <text:p text:style-name="P580">3 Stunden</text:p>
          </table:table-cell>
          <table:table-cell table:style-name="TableCell581">
            <text:p text:style-name="P582"/>
          </table:table-cell>
          <table:table-cell table:style-name="TableCell583">
            <text:p text:style-name="P584">—</text:p>
          </table:table-cell>
        </table:table-row>
      </table:table>
      <text:h text:style-name="P585" text:outline-level="1"><text:bookmark-start text:name="_Ref398437094"/>Projektkontrolle und -steuerung<text:bookmark-end text:name="_Ref398437094"/></text:h>
      <text:h text:style-name="Überschrift2" text:outline-level="2">Projektkontrollpunkte</text:h>
      <text:p text:style-name="Standard"/>
      <table:table table:style-name="Table586">
        <table:table-columns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>
            <text:p text:style-name="P591">Projektkontrollpunkte</text:p>
          </table:table-cell>
          <table:table-cell table:style-name="TableCell592">
            <text:list text:style-name="LFO4" text:continue-numbering="true">
              <text:list-item>
                <text:p text:style-name="P593">Pflichtenheft</text:p>
              </text:list-item>
              <text:list-item>
                <text:p text:style-name="P594">Projektplan</text:p>
              </text:list-item>
              <text:list-item>
                <text:p text:style-name="P595">Umsetzung des Programms</text:p>
              </text:list-item>
              <text:list-item>
                <text:p text:style-name="P596">Prototyping</text:p>
              </text:list-item>
              <text:list-item>
                <text:p text:style-name="P597">Abgabe</text:p>
              </text:list-item>
            </text:list>
            <text:p text:style-name="Standard">Kontrollpunkte alle 14 Tage</text:p>
          </table:table-cell>
        </table:table-row>
        <table:table-row table:style-name="TableRow598">
          <table:table-cell table:style-name="TableCell599">
            <text:p text:style-name="P600">Fortschrittsberichte</text:p>
          </table:table-cell>
          <table:table-cell table:style-name="TableCell601">
            <text:p text:style-name="Standard">Keine</text:p>
          </table:table-cell>
        </table:table-row>
        <table:table-row table:style-name="TableRow602">
          <table:table-cell table:style-name="TableCell603">
            <text:p text:style-name="P604">Q-Berichte</text:p>
          </table:table-cell>
          <table:table-cell table:style-name="TableCell605">
            <text:p text:style-name="Standard">Keine</text:p>
          </table:table-cell>
        </table:table-row>
        <table:table-row table:style-name="TableRow606">
          <table:table-cell table:style-name="TableCell607">
            <text:p text:style-name="P608">...</text:p>
          </table:table-cell>
          <table:table-cell table:style-name="TableCell609">
            <text:p text:style-name="P610"/>
          </table:table-cell>
        </table:table-row>
      </table:table>
      <text:p text:style-name="Standard"/>
      <text:p text:style-name="Standard"/>
      <text:p text:style-name="Standard"/>
      <text:p text:style-name="Standard"><text:line-break/></text:p>
      <text:p text:style-name="P611">Zur graphischen Darstellung des Projektfortschritts werden MTA-Diagramme (Meilenstein-Trend-Analyse) eingesetzt.</text:p>
      <text:h text:style-name="Überschrift2" text:outline-level="2">Risikomanagement</text:h>
      <text:p text:style-name="Standard"/>
      <table:table table:style-name="Table612">
        <table:table-columns>
          <table:table-column table:style-name="TableColumn613"/>
          <table:table-column table:style-name="TableColumn614"/>
          <table:table-column table:style-name="TableColumn615"/>
        </table:table-columns>
        <table:table-header-rows>
          <table:table-row table:style-name="TableRow616">
            <table:table-cell table:style-name="TableCell617">
              <text:p text:style-name="P618">Nr.</text:p>
            </table:table-cell>
            <table:table-cell table:style-name="TableCell619">
              <text:p text:style-name="P620">Risikobezeichnung</text:p>
            </table:table-cell>
            <table:table-cell table:style-name="TableCell621">
              <text:p text:style-name="P622">Vorkehrung</text:p>
            </table:table-cell>
          </table:table-row>
        </table:table-header-rows>
        <table:table-row table:style-name="TableRow623">
          <table:table-cell table:style-name="TableCell624">
            <text:list text:style-name="LFO5" text:continue-numbering="true">
              <text:list-item>
                <text:p text:style-name="P625"><text:line-break/></text:p>
              </text:list-item>
            </text:list>
          </table:table-cell>
          <table:table-cell table:style-name="TableCell626">
            <text:p text:style-name="P627">Personalausfall durch Kündigung oder Krankheit</text:p>
          </table:table-cell>
          <table:table-cell table:style-name="TableCell628">
            <text:p text:style-name="Standard">Tätigkeiten werden auf das Projektteam aufgeteilt.</text:p>
          </table:table-cell>
        </table:table-row>
        <table:table-row table:style-name="TableRow629">
          <table:table-cell table:style-name="TableCell630">
            <text:list text:style-name="LFO5" text:continue-numbering="true">
              <text:list-item>
                <text:p text:style-name="P631"><text:line-break/></text:p>
              </text:list-item>
            </text:list>
          </table:table-cell>
          <table:table-cell table:style-name="TableCell632">
            <text:p text:style-name="P633">Terminverzug bei einzelnen Tätigkeiten</text:p>
          </table:table-cell>
          <table:table-cell table:style-name="TableCell634">
            <text:p text:style-name="Standard">Pufferzeit 1 Woche geplante Fertigstellung</text:p>
          </table:table-cell>
        </table:table-row>
        <table:table-row table:style-name="TableRow635">
          <table:table-cell table:style-name="TableCell636">
            <text:list text:style-name="LFO5" text:continue-numbering="true">
              <text:list-item>
                <text:p text:style-name="P637"><text:line-break/></text:p>
              </text:list-item>
            </text:list>
          </table:table-cell>
          <table:table-cell table:style-name="TableCell638">
            <text:p text:style-name="P639">Zulieferverzögerung</text:p>
          </table:table-cell>
          <table:table-cell table:style-name="TableCell640">
            <text:p text:style-name="Standard">Keine</text:p>
          </table:table-cell>
        </table:table-row>
        <table:table-row table:style-name="TableRow641">
          <table:table-cell table:style-name="TableCell642">
            <text:list text:style-name="LFO5" text:continue-numbering="true">
              <text:list-item>
                <text:p text:style-name="P643"><text:line-break/></text:p>
              </text:list-item>
            </text:list>
          </table:table-cell>
          <table:table-cell table:style-name="TableCell644">
            <text:p text:style-name="P645">Betriebsmittelausfall<text:s/><text:line-break/>(Rechner, Leitungen,...)</text:p>
          </table:table-cell>
          <table:table-cell table:style-name="TableCell646">
            <text:p text:style-name="Standard">Dreifache Ausfallsicherung mit Laptops.</text:p>
          </table:table-cell>
        </table:table-row>
        <table:table-row table:style-name="TableRow647">
          <table:table-cell table:style-name="TableCell648">
            <text:list text:style-name="LFO5" text:continue-numbering="true">
              <text:list-item>
                <text:p text:style-name="P649"><text:line-break/></text:p>
              </text:list-item>
            </text:list>
          </table:table-cell>
          <table:table-cell table:style-name="TableCell650">
            <text:p text:style-name="P651">Datenverlust, Datenzerstörung</text:p>
          </table:table-cell>
          <table:table-cell table:style-name="TableCell652">
            <text:p text:style-name="Standard">Dokumente und Quellcode werden Online gehostet.</text:p>
          </table:table-cell>
        </table:table-row>
        <table:table-row table:style-name="TableRow653">
          <table:table-cell table:style-name="TableCell654">
            <text:list text:style-name="LFO5" text:continue-numbering="true">
              <text:list-item>
                <text:p text:style-name="P655"><text:line-break/></text:p>
              </text:list-item>
            </text:list>
          </table:table-cell>
          <table:table-cell table:style-name="TableCell656">
            <text:p text:style-name="P657">Katastrophe (Brand, Zerstörung,...)</text:p>
          </table:table-cell>
          <table:table-cell table:style-name="TableCell658">
            <text:p text:style-name="Standard">Keine</text:p>
          </table:table-cell>
        </table:table-row>
        <table:table-row table:style-name="TableRow659">
          <table:table-cell table:style-name="TableCell660">
            <text:list text:style-name="LFO5" text:continue-numbering="true">
              <text:list-item>
                <text:p text:style-name="P661"/>
              </text:list-item>
            </text:list>
          </table:table-cell>
          <table:table-cell table:style-name="TableCell662">
            <text:p text:style-name="P663">...</text:p>
          </table:table-cell>
          <table:table-cell table:style-name="TableCell664">
            <text:p text:style-name="P665"/>
          </table:table-cell>
        </table:table-row>
      </table:table>
      <text:p text:style-name="Standard"/>
      <text:h text:style-name="Überschrift2" text:outline-level="2">Steuerungsmaßnahmen</text:h>
      <text:p text:style-name="Standard">Es sind zurzeit noch keine Steuerungsmaßnahmen vorhanden</text:p>
      <text:h text:style-name="Überschrift1" text:outline-level="1">Qualitätssicherung</text:h>
      <text:p text:style-name="Standard">Die zentralen QS-Maßnahmen sind in Kapitel<text:s/><text:bookmark-ref text:ref-name="_Ref424724630" text:reference-format="page">6</text:bookmark-ref><text:s/>"<text:bookmark-ref text:ref-name="_Ref424724618" text:reference-format="text">Komponenten-, Aufwands- und Terminplanung</text:bookmark-ref>" festgelegt (Reviews, Testnachweise,...).</text:p>
      <text:p text:style-name="Standard"/>
      <text:h text:style-name="Überschrift2" text:outline-level="2">Richtlinien, Konventionen, Verfahren und Werkzeuge</text:h>
      <table:table table:style-name="Table666">
        <table:table-columns>
          <table:table-column table:style-name="TableColumn667"/>
          <table:table-column table:style-name="TableColumn668"/>
        </table:table-columns>
        <table:table-row table:style-name="TableRow669">
          <table:table-cell table:style-name="TableCell670">
            <text:p text:style-name="P671">Programmiersprache(n)</text:p>
          </table:table-cell>
          <table:table-cell table:style-name="TableCell672">
            <text:p text:style-name="Standard">Java</text:p>
          </table:table-cell>
        </table:table-row>
        <table:table-row table:style-name="TableRow673">
          <table:table-cell table:style-name="TableCell674">
            <text:p text:style-name="P675">Programmierrichtlinien</text:p>
          </table:table-cell>
          <table:table-cell table:style-name="TableCell676">
            <text:p text:style-name="Standard">Standard Java Konventionen</text:p>
          </table:table-cell>
        </table:table-row>
        <table:table-row table:style-name="TableRow677">
          <table:table-cell table:style-name="TableCell678">
            <text:p text:style-name="P679">WV-Konventionen</text:p>
          </table:table-cell>
          <table:table-cell table:style-name="TableCell680">
            <text:p text:style-name="Standard">Standard Java Konventionen</text:p>
          </table:table-cell>
        </table:table-row>
        <table:table-row table:style-name="TableRow681">
          <table:table-cell table:style-name="TableCell682">
            <text:p text:style-name="P683">Verwendete HW und SW</text:p>
          </table:table-cell>
          <table:table-cell table:style-name="TableCell684">
            <text:p text:style-name="Standard">Laptops, IDE’s, diverses</text:p>
          </table:table-cell>
        </table:table-row>
        <table:table-row table:style-name="TableRow685">
          <table:table-cell table:style-name="TableCell686">
            <text:p text:style-name="P687">Dokumentvorlagen</text:p>
          </table:table-cell>
          <table:table-cell table:style-name="TableCell688">
            <text:p text:style-name="Standard">Von Auftraggeber bereitgestellt</text:p>
          </table:table-cell>
        </table:table-row>
        <table:table-row table:style-name="TableRow689">
          <table:table-cell table:style-name="TableCell690">
            <text:p text:style-name="P691">Verteilerfestlegungen</text:p>
          </table:table-cell>
          <table:table-cell table:style-name="TableCell692">
            <text:p text:style-name="Standard">Von Auftraggeber bereitgestellt</text:p>
          </table:table-cell>
        </table:table-row>
        <table:table-row table:style-name="TableRow693">
          <table:table-cell table:style-name="TableCell694">
            <text:p text:style-name="P695">Hinweis auf GF/GG-spezifische Regelungen</text:p>
          </table:table-cell>
          <table:table-cell table:style-name="TableCell696">
            <text:p text:style-name="Standard">Keine</text:p>
          </table:table-cell>
        </table:table-row>
        <table:table-row table:style-name="TableRow697">
          <table:table-cell table:style-name="TableCell698">
            <text:p text:style-name="P699">IS-Richtlinien</text:p>
          </table:table-cell>
          <table:table-cell table:style-name="TableCell700">
            <text:p text:style-name="Standard">Keine</text:p>
          </table:table-cell>
        </table:table-row>
        <table:table-row table:style-name="TableRow701">
          <table:table-cell table:style-name="TableCell702">
            <text:p text:style-name="P703">Normen (falls relevant)</text:p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...</text:p>
          </table:table-cell>
          <table:table-cell table:style-name="TableCell709">
            <text:p text:style-name="P710"/>
          </table:table-cell>
        </table:table-row>
      </table:table>
      <text:p text:style-name="Standard"><text:tab/></text:p>
      <text:h text:style-name="Überschrift2" text:outline-level="2">QS-Maßnahmen für Beistellungen</text:h>
      <text:p text:style-name="Standard"/>
      <table:table table:style-name="Table711">
        <table:table-columns>
          <table:table-column table:style-name="TableColumn712"/>
          <table:table-column table:style-name="TableColumn713"/>
        </table:table-columns>
        <table:table-row table:style-name="TableRow714">
          <table:table-cell table:style-name="TableCell715">
            <text:p text:style-name="P716">Spezielle Verwaltung, Kennzeichnung, Lagerung von beigestellter HW</text:p>
          </table:table-cell>
          <table:table-cell table:style-name="TableCell717">
            <text:p text:style-name="Standard">Keine</text:p>
          </table:table-cell>
        </table:table-row>
        <table:table-row table:style-name="TableRow718">
          <table:table-cell table:style-name="TableCell719">
            <text:p text:style-name="P720">Eingangsprüfungen</text:p>
          </table:table-cell>
          <table:table-cell table:style-name="TableCell721">
            <text:p text:style-name="Standard">Keine</text:p>
          </table:table-cell>
        </table:table-row>
        <table:table-row table:style-name="TableRow722">
          <table:table-cell table:style-name="TableCell723">
            <text:p text:style-name="P724">Vorgehen bei Verlust oder Beschädigung von Beistellungen</text:p>
          </table:table-cell>
          <table:table-cell table:style-name="TableCell725">
            <text:p text:style-name="Standard">Neuanschaffung</text:p>
          </table:table-cell>
        </table:table-row>
        <table:table-row table:style-name="TableRow726">
          <table:table-cell table:style-name="TableCell727">
            <text:p text:style-name="P728">...</text:p>
          </table:table-cell>
          <table:table-cell table:style-name="TableCell729">
            <text:p text:style-name="P730"/>
          </table:table-cell>
        </table:table-row>
      </table:table>
      <text:p text:style-name="Standard"/>
      <text:h text:style-name="Überschrift2" text:outline-level="2">Überwachung von Unterauftragnehmern</text:h>
      <text:p text:style-name="P731"/>
      <table:table table:style-name="Table732">
        <table:table-columns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Leistungen der<text:s/>Unterauftragnehmer</text:p>
          </table:table-cell>
          <table:table-cell table:style-name="TableCell738">
            <text:p text:style-name="Standard">Keine</text:p>
          </table:table-cell>
        </table:table-row>
        <table:table-row table:style-name="TableRow739">
          <table:table-cell table:style-name="TableCell740">
            <text:p text:style-name="P741">Maßnahmen zur Überprüfung der Zulieferungen</text:p>
          </table:table-cell>
          <table:table-cell table:style-name="TableCell742">
            <text:p text:style-name="Standard">Keine</text:p>
          </table:table-cell>
        </table:table-row>
        <table:table-row table:style-name="TableRow743">
          <table:table-cell table:style-name="TableCell744">
            <text:p text:style-name="P745">...</text:p>
          </table:table-cell>
          <table:table-cell table:style-name="TableCell746">
            <text:p text:style-name="P747"/>
          </table:table-cell>
        </table:table-row>
      </table:table>
      <text:p text:style-name="Standard"/>
      <text:h text:style-name="Überschrift2" text:outline-level="2">Archivierung</text:h>
      <text:p text:style-name="Standard">Es liegt keine Archivierung vor</text:p>
      <text:h text:style-name="Überschrift1" text:outline-level="1">Configuration Management</text:h>
      <text:h text:style-name="Überschrift2" text:outline-level="2">Tools und Hardware</text:h>
      <text:list text:style-name="LFO6" text:continue-numbering="true">
        <text:list-item>
          <text:p text:style-name="P748">Freie IDE Wahl</text:p>
        </text:list-item>
        <text:list-item>
          <text:p text:style-name="P749">SQL Workbench</text:p>
        </text:list-item>
        <text:list-item>
          <text:p text:style-name="P750">XAMPP</text:p>
        </text:list-item>
        <text:list-item>
          <text:p text:style-name="P751">Notebooks der Projektteilnehmer</text:p>
        </text:list-item>
      </text:list>
      <text:p text:style-name="Standard"/>
      <text:p text:style-name="Standard"/>
      <text:p text:style-name="Standard"/>
      <text:h text:style-name="Überschrift2" text:outline-level="2">Verwaltungseinheiten</text:h>
      <text:list text:style-name="LFO7" text:continue-numbering="true">
        <text:list-item>
          <text:p text:style-name="P752">Quellcode</text:p>
        </text:list-item>
        <text:list-item>
          <text:p text:style-name="P753">Dokumente</text:p>
        </text:list-item>
        <text:list-item>
          <text:p text:style-name="P754">Issues</text:p>
        </text:list-item>
        <text:list-item>
          <text:p text:style-name="P755">Review Protokolle und Merkmale</text:p>
        </text:list-item>
        <text:list-item>
          <text:p text:style-name="P756">Fehlermeldungen und Change Requests</text:p>
        </text:list-item>
      </text:list>
      <text:h text:style-name="Überschrift2" text:outline-level="2">Zustände von Verwaltungseinheiten</text:h>
      <text:list text:style-name="LFO8" text:continue-numbering="true">
        <text:list-item>
          <text:p text:style-name="P757">Backlog</text:p>
        </text:list-item>
        <text:list-item>
          <text:p text:style-name="P758">In progress</text:p>
        </text:list-item>
        <text:list-item>
          <text:p text:style-name="P759">Halted</text:p>
        </text:list-item>
        <text:list-item>
          <text:p text:style-name="P760">Finished</text:p>
        </text:list-item>
      </text:list>
      <text:h text:style-name="Überschrift2" text:outline-level="2">Namenskonventionen und Ablageschema</text:h>
      <text:list text:style-name="LFO9" text:continue-numbering="true">
        <text:list-item>
          <text:p text:style-name="P761">Dateien sind in Deutsch und<text:s/>ohne Leerzeichen zu benennen.</text:p>
        </text:list-item>
        <text:list-item>
          <text:p text:style-name="P762">Abzulegen die Dateien auf den Notebooks der Mitarbeiter und auf Github.</text:p>
        </text:list-item>
      </text:list>
      <text:h text:style-name="Überschrift2" text:outline-level="2">Datensicherung</text:h>
      <text:p text:style-name="Standard">Es liegt keine besondere Datensicherung vor.</text:p>
      <text:h text:style-name="Überschrift2" text:outline-level="2">Integrations- und Produktionsverfahren</text:h>
      <text:list text:style-name="LFO10" text:continue-numbering="true">
        <text:list-item>
          <text:p text:style-name="P763">Sourcefiles in Verantwortung der einzelnen Entwickler bis nach Stand-alone-Test</text:p>
        </text:list-item>
        <text:list-item>
          <text:p text:style-name="P764">Zusammenspielen der Sourcen auf Integrationskennung am Server</text:p>
        </text:list-item>
        <text:list-item>
          <text:p text:style-name="P765">Integrationstest der einzelnen Subsysteme/Module/...</text:p>
        </text:list-item>
        <text:list-item>
          <text:p text:style-name="P766">Systemtest auf Zielplattform</text:p>
        </text:list-item>
        <text:list-item>
          <text:p text:style-name="P767">Transferieren des ausgetesteten Produkts auf Abnahmekennung</text:p>
        </text:list-item>
      </text:list>
      <text:h text:style-name="Überschrift2" text:outline-level="2">Freigabeverfahren</text:h>
      <text:p text:style-name="Standard">Die Freigabe des ausgetesteten Produkts erfolgt durch den Projektleiter per e-Mail an den Auftraggeber (Produkt-Files als Attachment). Die Freigabemitteilung wird im Projektordner und elektronisch abgelegt.</text:p>
      <text:h text:style-name="Überschrift1" text:outline-level="1">Änderungs- und Fehlermeldungswesen</text:h>
      <text:list text:style-name="LFO11" text:continue-numbering="true">
        <text:list-item>
          <text:p text:style-name="P768">Änderungen werden mit Auftraggeber besprochen</text:p>
        </text:list-item>
        <text:list-item>
          <text:p text:style-name="P769">Änderungen werden dokumentiert</text:p>
        </text:list-item>
        <text:list-item>
          <text:p text:style-name="P770">Änderungen werden durchgeführt</text:p>
        </text:list-item>
        <text:list-item>
          <text:p text:style-name="P771">Fehlermeldungen werden dokumentiert</text:p>
        </text:list-item>
      </text:list>
      <text:h text:style-name="Überschrift1" text:outline-level="1">Wiederverwendung</text:h>
      <text:p text:style-name="Standard">Nicht relevant</text:p>
      <text:h text:style-name="Überschrift2" text:outline-level="2">Wiederverwendung vorhandener Elemente</text:h>
      <text:p text:style-name="Standard"/>
      <text:p text:style-name="Standard"/>
      <text:p text:style-name="Standard"/>
      <text:h text:style-name="Überschrift2" text:outline-level="2">Erstellung wiederverwendbarer Elemente</text:h>
      <text:h text:style-name="Überschrift1" text:outline-level="1">Anhang</text:h>
      <text:p text:style-name="Standard">Kein<text:s/>Anha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25in" fo:margin-bottom="0.0833in"/>
      <style:text-properties fo:font-weight="bold" style:font-weight-asian="bold" style:font-weight-complex="bold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margin-top="0.1666in" fo:margin-bottom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margin-top="0.0833in" fo:margin-bottom="0.0416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fo:font-size="10pt" style:font-size-asian="10pt" style:font-size-complex="10pt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fo:font-style="italic" style:font-style-asian="italic" style:font-style-complex="italic" fo:font-size="9pt" style:font-size-asian="9pt" style:font-size-complex="9pt" fo:hyphenate="false"/>
    </style:style>
    <style:style style:name="Standard" style:display-name="Standard" style:family="paragraph">
      <style:paragraph-properties fo:widows="2" fo:orphans="2"/>
      <style:text-properties style:font-name="Arial" style:font-name-asian="Arial" style:font-name-complex="Arial" fo:font-size="11pt" style:font-size-asian="11pt" style:font-size-complex="11pt" fo:hyphenate="false"/>
    </style:style>
    <style:style style:name="Absatz-Standardschriftart" style:display-name="Absatz-Standardschriftart" style:family="text"/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Kopfzeile" style:display-name="Kopfzeile" style:family="paragraph" style:paren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margin-bottom="0.1666in">
        <style:tab-stops>
          <style:tab-stop style:type="right" style:position="6.6937in"/>
        </style:tab-stops>
      </style:paragraph-properties>
      <style:text-properties fo:font-size="10pt" style:font-size-asian="10pt" style:font-size-complex="10pt" fo:hyphenate="false"/>
    </style:style>
    <style:style style:name="Fußzeile" style:display-name="Fußzeile" style:family="paragraph" style:paren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>
        <style:tab-stops>
          <style:tab-stop style:type="right" style:position="6.6937in"/>
        </style:tab-stops>
      </style:paragraph-properties>
      <style:text-properties fo:font-size="10pt" style:font-size-asian="10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top="0.0416in" fo:margin-bottom="0.0416in" fo:margin-left="0.1972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2951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>
        <style:tab-stops>
          <style:tab-stop style:type="right" style:leader-style="dotted" style:leader-text="." style:position="6.6937in"/>
        </style:tab-stops>
      </style:paragraph-properties>
      <style:text-properties fo:font-weight="bold" style:font-weight-asian="bold" style:font-weight-complex="bold" fo:hyphenate="false"/>
    </style:style>
    <style:style style:name="Ueberschrift" style:display-name="Ueberschrift" style:family="paragraph" style:parent-style-name="Standard" style:next-style-name="Standard">
      <style:paragraph-properties fo:keep-with-next="always" fo:keep-together="always" fo:margin-top="0.25in" fo:margin-bottom="0.1666in"/>
      <style:text-properties fo:font-weight="bold" style:font-weight-asian="bold" style:font-weight-complex="bold" fo:font-size="14pt" style:font-size-asian="14pt" style:font-size-complex="14pt" fo:hyphenate="false"/>
    </style:style>
    <style:style style:name="KommentierterInhalt" style:display-name="Kommentierter Inhalt" style:family="paragraph" style:parent-style-name="Standard" style:next-style-name="Standard">
      <style:text-properties fo:font-style="italic" style:font-style-asian="italic" style:font-style-complex="italic" fo:color="#0000FF"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able" style:display-name="Table" style:family="paragraph" style:parent-style-name="Standard">
      <style:paragraph-properties fo:keep-with-next="always" fo:keep-together="always" fo:margin-top="0.0138in"/>
      <style:text-properties fo:font-size="10pt" style:font-size-asian="10pt" style:font-size-complex="10pt" fo:hyphenate="false"/>
    </style:style>
    <style:style style:name="Projekt" style:display-name="Projekt" style:family="paragraph" style:parent-style-name="Standard">
      <style:paragraph-properties fo:widows="0" fo:orphans="0" fo:margin-top="0.0833in" fo:margin-bottom="0.0833in"/>
      <style:text-properties fo:font-size="18pt" style:font-size-asian="18pt" style:font-size-complex="18pt" fo:hyphenate="false"/>
    </style:style>
    <style:style style:name="Version" style:display-name="Version" style:family="paragraph" style:parent-style-name="Standard">
      <style:paragraph-properties fo:widows="0" fo:orphans="0" fo:margin-top="0.0833in" fo:margin-bottom="0.0833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 style:parent-style-name="Absatz-Standardschriftart">
      <style:text-properties style:text-position="super 66.6%"/>
    </style:style>
    <style:style style:name="KeinLeerraum" style:display-name="Kein Leerraum" style:family="paragraph">
      <style:paragraph-properties fo:widows="2" fo:orphans="2"/>
      <style:text-properties style:font-name="Arial" style:font-name-asian="Arial" style:font-name-complex="Mangal" fo:font-size="11pt" style:font-size-asian="11pt" style:font-size-complex="10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style:font-name-complex="Mangal" style:font-size-complex="10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paragraph-properties fo:border="none" fo:padding="0in" style:shadow="none"/>
    </style:style>
    <style:style style:name="TableColumn4" style:family="table-column">
      <style:table-column-properties style:column-width="0.6395in" style:use-optimal-column-width="false"/>
    </style:style>
    <style:style style:name="TableColumn5" style:family="table-column">
      <style:table-column-properties style:column-width="1.1722in" style:use-optimal-column-width="false"/>
    </style:style>
    <style:style style:name="TableColumn6" style:family="table-column">
      <style:table-column-properties style:column-width="1.4854in" style:use-optimal-column-width="false"/>
    </style:style>
    <style:style style:name="TableColumn7" style:family="table-column">
      <style:table-column-properties style:column-width="0.6888in" style:use-optimal-column-width="false"/>
    </style:style>
    <style:style style:name="TableColumn8" style:family="table-column">
      <style:table-column-properties style:column-width="1.2347in" style:use-optimal-column-width="false"/>
    </style:style>
    <style:style style:name="TableColumn9" style:family="table-column">
      <style:table-column-properties style:column-width="1.5222in" style:use-optimal-column-width="false"/>
    </style:style>
    <style:style style:name="Table3" style:family="table">
      <style:table-properties style:width="6.743in" fo:margin-left="-0.0486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0" fo:border-left="none" fo:border-bottom="0.0104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margin-top="0.0395in" fo:margin-bottom="0.0395in"/>
      <style:text-properties fo:font-weight="bold" style:font-weight-asian="bold" style:font-weight-complex="bold"/>
    </style:style>
    <style:style style:name="TableCell13" style:family="table-cell">
      <style:table-cell-properties fo:border-top="0.0104in solid #000000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14" style:parent-style-name="Standard" style:family="paragraph">
      <style:paragraph-properties style:snap-to-layout-grid="false" fo:text-align="end" fo:margin-top="0.0395in" fo:margin-bottom="0.0395in"/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104in solid #000000" fo:border-left="none" fo:border-bottom="none" fo:border-right="none" style:writing-mode="lr-tb" fo:padding-top="0in" fo:padding-left="0.0486in" fo:padding-bottom="0in" fo:padding-right="0.0486in"/>
    </style:style>
    <style:style style:name="P17" style:parent-style-name="Standard" style:family="paragraph">
      <style:paragraph-properties fo:margin-top="0.0395in"/>
      <style:text-properties fo:font-weight="bold" style:font-weight-asian="bold" style:font-weight-complex="bold"/>
    </style:style>
    <style:style style:name="TableCell18" style:family="table-cell">
      <style:table-cell-properties fo:border-top="0.0104in solid #000000" fo:border-left="0.0104in solid #000000" fo:border-bottom="none" fo:border-right="none" style:writing-mode="lr-tb" fo:padding-top="0in" fo:padding-left="0.0486in" fo:padding-bottom="0in" fo:padding-right="0.0486in"/>
    </style:style>
    <style:style style:name="P19" style:parent-style-name="Standard" style:family="paragraph">
      <style:paragraph-properties fo:margin-top="0.0395in">
        <style:tab-stops>
          <style:tab-stop style:type="left" style:position="0.6888in"/>
        </style:tab-stops>
      </style:paragraph-properties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none" fo:border-bottom="0.0104in solid #000000" fo:border-right="none" style:writing-mode="lr-tb" fo:padding-top="0in" fo:padding-left="0.0486in" fo:padding-bottom="0in" fo:padding-right="0.0486in"/>
    </style:style>
    <style:style style:name="P22" style:parent-style-name="Standard" style:family="paragraph">
      <style:paragraph-properties>
        <style:tab-stops>
          <style:tab-stop style:type="left" style:position="4.8236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left" style:position="4.8236in"/>
        </style:tab-stops>
      </style:paragraph-properties>
    </style:style>
    <style:style style:name="P24" style:parent-style-name="Standard" style:family="paragraph">
      <style:paragraph-properties fo:margin-bottom="0.0395in">
        <style:tab-stops>
          <style:tab-stop style:type="left" style:position="4.8236in"/>
        </style:tab-stops>
      </style:paragraph-properties>
    </style:style>
    <style:style style:name="TableCell25" style:family="table-cell">
      <style:table-cell-properties fo:border-top="none" fo:border-left="none" fo:border-bottom="0.0104in solid #000000" fo:border-right="none" style:writing-mode="lr-tb" fo:padding-top="0in" fo:padding-left="0.0486in" fo:padding-bottom="0in" fo:padding-right="0.0486in"/>
    </style:style>
    <style:style style:name="P26" style:parent-style-name="Standard" style:family="paragraph">
      <style:paragraph-properties>
        <style:tab-stops>
          <style:tab-stop style:type="left" style:position="4.8236in"/>
        </style:tab-stops>
      </style:paragraph-properties>
      <style:text-properties fo:language="en" fo:country="GB"/>
    </style:style>
    <style:style style:name="P27" style:parent-style-name="Standard" style:family="paragraph">
      <style:paragraph-properties>
        <style:tab-stops>
          <style:tab-stop style:type="left" style:position="4.8236in"/>
        </style:tab-stops>
      </style:paragraph-properties>
      <style:text-properties fo:language="en" fo:country="GB"/>
    </style:style>
    <style:style style:name="TableCell28" style:family="table-cell">
      <style:table-cell-properties fo:border-top="none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29" style:parent-style-name="Standard" style:family="paragraph">
      <style:paragraph-properties>
        <style:tab-stops>
          <style:tab-stop style:type="left" style:position="4.8236in"/>
        </style:tab-stops>
      </style:paragraph-properties>
    </style:style>
    <style:style style:name="TableCell30" style:family="table-cell">
      <style:table-cell-properties fo:border-top="none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31" style:parent-style-name="Standard" style:family="paragraph">
      <style:paragraph-properties>
        <style:tab-stops>
          <style:tab-stop style:type="left" style:position="4.8236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4.8236in"/>
        </style:tab-stops>
      </style:paragraph-properties>
    </style:style>
    <style:style style:name="P33" style:parent-style-name="Standard" style:family="paragraph">
      <style:paragraph-properties fo:margin-bottom="0.0395in">
        <style:tab-stops>
          <style:tab-stop style:type="left" style:position="4.8236in"/>
        </style:tab-stops>
      </style:paragraph-properties>
    </style:style>
    <style:style style:name="TableCell34" style:family="table-cell">
      <style:table-cell-properties fo:border-top="none" fo:border-left="none" fo:border-bottom="0.0104in solid #000000" fo:border-right="none" style:writing-mode="lr-tb" fo:padding-top="0in" fo:padding-left="0.0486in" fo:padding-bottom="0in" fo:padding-right="0.0486in"/>
    </style:style>
    <style:style style:name="P35" style:parent-style-name="Standard" style:family="paragraph">
      <style:paragraph-properties>
        <style:tab-stops>
          <style:tab-stop style:type="left" style:position="4.8236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4.8236in"/>
        </style:tab-stops>
      </style:paragraph-properties>
    </style:style>
    <style:style style:name="P37" style:parent-style-name="Standard" style:family="paragraph">
      <style:paragraph-properties fo:margin-bottom="0.0395in">
        <style:tab-stops>
          <style:tab-stop style:type="left" style:position="4.8236in"/>
        </style:tab-stops>
      </style:paragraph-properties>
    </style:style>
    <style:style style:name="TableCell38" style:family="table-cell">
      <style:table-cell-properties fo:border-top="none" fo:border-left="0.0104in solid #000000" fo:border-bottom="0.0104in solid #000000" fo:border-right="none" style:writing-mode="lr-tb" fo:padding-top="0in" fo:padding-left="0.0486in" fo:padding-bottom="0in" fo:padding-right="0.0486in"/>
    </style:style>
    <style:style style:name="P39" style:parent-style-name="Standard" style:family="paragraph">
      <style:paragraph-properties>
        <style:tab-stops>
          <style:tab-stop style:type="left" style:position="4.8236in"/>
        </style:tab-stops>
      </style:paragraph-properties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P42" style:parent-style-name="Standard" style:family="paragraph">
      <style:paragraph-properties fo:margin-top="0.0395in">
        <style:tab-stops>
          <style:tab-stop style:type="left" style:position="4.8236in"/>
        </style:tab-stops>
      </style:paragraph-properties>
    </style:style>
    <style:style style:name="TableCell43" style:family="table-cell">
      <style:table-cell-properties fo:border="none" style:writing-mode="lr-tb" fo:padding-top="0in" fo:padding-left="0.0486in" fo:padding-bottom="0in" fo:padding-right="0.0486in"/>
    </style:style>
    <style:style style:name="P44" style:parent-style-name="Standard" style:family="paragraph">
      <style:paragraph-properties style:snap-to-layout-grid="false" fo:margin-top="0.0395in">
        <style:tab-stops>
          <style:tab-stop style:type="left" style:position="4.8236in"/>
        </style:tab-stops>
      </style:paragraph-properties>
    </style:style>
    <style:style style:name="TableCell45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P46" style:parent-style-name="Standard" style:family="paragraph">
      <style:paragraph-properties fo:margin-top="0.0395in">
        <style:tab-stops>
          <style:tab-stop style:type="left" style:position="4.8236in"/>
        </style:tab-stops>
      </style:paragraph-properties>
    </style:style>
    <style:style style:name="TableCell47" style:family="table-cell">
      <style:table-cell-properties fo:border="none" style:writing-mode="lr-tb" fo:padding-top="0in" fo:padding-left="0.0486in" fo:padding-bottom="0in" fo:padding-right="0.0486in"/>
    </style:style>
    <style:style style:name="P48" style:parent-style-name="Standard" style:family="paragraph">
      <style:paragraph-properties fo:margin-top="0.0395in">
        <style:tab-stops>
          <style:tab-stop style:type="left" style:position="4.8236in"/>
        </style:tab-stops>
      </style:paragraph-properties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486in" fo:padding-bottom="0in" fo:padding-right="0.0486in"/>
    </style:style>
    <style:style style:name="TableCell51" style:family="table-cell">
      <style:table-cell-properties fo:border="none" style:writing-mode="lr-tb" fo:padding-top="0in" fo:padding-left="0.0486in" fo:padding-bottom="0in" fo:padding-right="0.0486in"/>
    </style:style>
    <style:style style:name="TableCell52" style:family="table-cell">
      <style:table-cell-properties fo:border-top="none" fo:border-left="0.0104in solid #000000" fo:border-bottom="none" fo:border-right="none" style:writing-mode="lr-tb" fo:padding-top="0in" fo:padding-left="0.0486in" fo:padding-bottom="0in" fo:padding-right="0.0486in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TableCell54" style:family="table-cell">
      <style:table-cell-properties fo:border="none" style:writing-mode="lr-tb" fo:padding-top="0in" fo:padding-left="0.0486in" fo:padding-bottom="0in" fo:padding-right="0.0486in"/>
    </style:style>
    <style:style style:name="P55" style:parent-style-name="Fußzeile" style:family="paragraph">
      <style:paragraph-properties fo:border="none" fo:padding="0in" style:shadow="none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2875in"/>
      </style:footer-style>
    </style:page-layout>
    <style:page-layout style:name="PL2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2875in"/>
      </style:footer-style>
    </style:page-layout>
    <style:page-layout style:name="PL3">
      <style:page-layout-properties fo:page-width="11.693in" fo:page-height="8.268in" style:print-orientation="landscape" fo:margin-top="0.5in" fo:margin-left="0.7875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305" style:parent-style-name="Fußzeile" style:family="paragraph">
      <style:paragraph-properties>
        <style:tab-stops>
          <style:tab-stop style:type="right" style:position="9.9423in"/>
        </style:tab-stops>
      </style:paragraph-properties>
    </style:style>
    <style:page-layout style:name="PL4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P2"/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 table:number-columns-spanned="3">
              <text:p text:style-name="P12"/>
            </table:table-cell>
            <table:covered-table-cell/>
            <table:covered-table-cell/>
            <table:table-cell table:style-name="TableCell13" table:number-columns-spanned="3">
              <text:p text:style-name="P14"/>
            </table:table-cell>
            <table:covered-table-cell/>
            <table:covered-table-cell/>
          </table:table-row>
          <table:table-row table:style-name="TableRow15">
            <table:table-cell table:style-name="TableCell16" table:number-columns-spanned="3">
              <text:p text:style-name="P17">Ersteller:</text:p>
            </table:table-cell>
            <table:covered-table-cell/>
            <table:covered-table-cell/>
            <table:table-cell table:style-name="TableCell18" table:number-columns-spanned="3">
              <text:p text:style-name="P19">Prüfer:<text:tab/></text:p>
            </table:table-cell>
            <table:covered-table-cell/>
            <table:covered-table-cell/>
          </table:table-row>
          <table:table-row table:style-name="TableRow20">
            <table:table-cell table:style-name="TableCell21">
              <text:p text:style-name="P22">Abt.:</text:p>
              <text:p text:style-name="P23">Name:</text:p>
              <text:p text:style-name="P24">Tel.:</text:p>
            </table:table-cell>
            <table:table-cell table:style-name="TableCell25">
              <text:p text:style-name="P26">Metall</text:p>
              <text:p text:style-name="P27">Hannes Schürer</text:p>
            </table:table-cell>
            <table:table-cell table:style-name="TableCell28">
              <text:p text:style-name="P29">Unterschrift:</text:p>
            </table:table-cell>
            <table:table-cell table:style-name="TableCell30">
              <text:p text:style-name="P31">Abt.:</text:p>
              <text:p text:style-name="P32">Name:</text:p>
              <text:p text:style-name="P33">Tel.:</text:p>
            </table:table-cell>
            <table:table-cell table:style-name="TableCell34">
              <text:p text:style-name="P35">Metall</text:p>
              <text:p text:style-name="P36">Johannes Rehrl</text:p>
              <text:p text:style-name="P37"/>
            </table:table-cell>
            <table:table-cell table:style-name="TableCell38">
              <text:p text:style-name="P39">Unterschrift:</text:p>
            </table:table-cell>
          </table:table-row>
          <table:table-row table:style-name="TableRow40">
            <table:table-cell table:style-name="TableCell41">
              <text:p text:style-name="P42">File:</text:p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>Status:</text:p>
            </table:table-cell>
            <table:table-cell table:style-name="TableCell47" table:number-columns-spanned="2">
              <text:p text:style-name="P48">&lt;dok-status&gt;</text:p>
            </table:table-cell>
            <table:covered-table-cell/>
          </table:table-row>
          <table:table-row table:style-name="TableRow49">
            <table:table-cell table:style-name="TableCell50">
              <text:p text:style-name="Standard">Datum:</text:p>
            </table:table-cell>
            <table:table-cell table:style-name="TableCell51" table:number-columns-spanned="2">
              <text:p text:style-name="Standard">06.11.19</text:p>
            </table:table-cell>
            <table:covered-table-cell/>
            <table:table-cell table:style-name="TableCell52">
              <text:p text:style-name="Standard">Ablage:</text:p>
            </table:table-cell>
            <table:table-cell table:style-name="TableCell53">
              <text:p text:style-name="Standard">Projektordner<text:s/><text:line-break/>Dateiverzeichnis</text:p>
            </table:table-cell>
            <table:table-cell table:style-name="TableCell54">
              <text:p text:style-name="Standard">Kap. &lt;nn.nn&gt;<text:line-break/>&lt;verzeichnis&gt;</text:p>
            </table:table-cell>
          </table:table-row>
        </table:table>
        <text:p text:style-name="P55"/>
      </style:footer>
    </style:master-page>
    <style:master-page style:name="MP1" style:page-layout-name="PL1">
      <style:header>
        <text:p text:style-name="Kopfzeile">Planungsdokument für Kleinprojekt<text:tab/>Energieprognose<text:line-break/>v0.0.1<text:tab/>Inhaltsverzeichnis</text:p>
      </style:header>
      <style:footer>
        <text:p text:style-name="Fußzeile"><text:tab/>Seite<text:s/><text:page-number text:fixed="false">3</text:page-number><text:s/>/<text:s/><text:page-count style:num-format="1">12</text:page-count></text:p>
      </style:footer>
    </style:master-page>
    <style:master-page style:name="MP2" style:page-layout-name="PL2">
      <style:header>
        <text:p text:style-name="Kopfzeile">Planungsdokument für Kleinprojekt<text:tab/>Energieprognose<text:line-break/>v0.0.1<text:tab/>Inhaltsverzeichnis</text:p>
      </style:header>
      <style:footer>
        <text:p text:style-name="Fußzeile"><text:tab/>Seite<text:s/><text:page-number text:fixed="false">3</text:page-number><text:s/>/<text:s/><text:page-count style:num-format="1">12</text:page-count></text:p>
      </style:footer>
    </style:master-page>
    <style:master-page style:name="MP3" style:page-layout-name="PL3">
      <style:header>
        <text:p text:style-name="Kopfzeile">Planungsdokument für Kleinprojekt<text:tab/>Energieprognose<text:line-break/>v0.0.1<text:tab/>Inhaltsverzeichnis</text:p>
      </style:header>
      <style:footer>
        <text:p text:style-name="P305"><text:tab/>Seite<text:s/><text:page-number text:fixed="false">7</text:page-number><text:s/>/<text:s/><text:page-count style:num-format="1">12</text:page-count></text:p>
      </style:footer>
    </style:master-page>
    <style:master-page style:name="MP4" style:page-layout-name="PL4">
      <style:header>
        <text:p text:style-name="Kopfzeile">Planungsdokument für Kleinprojekt<text:tab/>Energieprognose<text:line-break/>v0.0.1<text:tab/>Inhaltsverzeichnis</text:p>
      </style:header>
      <style:footer>
        <text:p text:style-name="Fußzeile"><text:tab/>Seite<text:s/><text:page-number text:fixed="false">12</text:page-number><text:s/>/<text:s/><text:page-count style:num-format="1"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jektPlanungsdokument</dc:title>
    <meta:initial-creator>Unknown</meta:initial-creator>
    <dc:creator>Der lustige Junge in der HTL</dc:creator>
    <meta:creation-date>2003-10-14T11:03:00Z</meta:creation-date>
    <dc:date>2019-11-07T12:03:00Z</dc:date>
    <meta:print-date>2019-11-07T12:03:00Z</meta:print-date>
    <meta:template xlink:href="Normal.dotm" xlink:type="simple"/>
    <meta:editing-cycles>40</meta:editing-cycles>
    <meta:editing-duration>PT0S</meta:editing-duration>
    <meta:document-statistic meta:page-count="1" meta:paragraph-count="15" meta:word-count="1128" meta:character-count="7545" meta:row-count="53" meta:non-whitespace-character-count="6432"/>
  </office:meta>
</office:document-meta>
</file>